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svg:font-family="Times"/>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style:style>
    <style:style style:name="P1" style:family="paragraph" style:parent-style-name="Standard">
      <style:text-properties officeooo:paragraph-rsid="00265306"/>
    </style:style>
    <style:style style:name="P2" style:family="paragraph" style:parent-style-name="Standard">
      <style:text-properties officeooo:paragraph-rsid="0026824d"/>
    </style:style>
    <style:style style:name="P3" style:family="paragraph" style:parent-style-name="Table_20_Contents">
      <style:paragraph-properties style:line-height-at-least="0.222in" fo:text-align="center" style:justify-single-word="false"/>
    </style:style>
    <style:style style:name="P4" style:family="paragraph" style:parent-style-name="Text_20_body">
      <style:text-properties officeooo:paragraph-rsid="00294e11"/>
    </style:style>
    <style:style style:name="P5" style:family="paragraph" style:parent-style-name="Text_20_body">
      <style:text-properties officeooo:paragraph-rsid="002a587e"/>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Preformatted_20_Text">
      <style:text-properties officeooo:paragraph-rsid="003b42b7"/>
    </style:style>
    <style:style style:name="P8" style:family="paragraph" style:parent-style-name="Standard">
      <style:text-properties officeooo:paragraph-rsid="003b42b7"/>
    </style:style>
    <style:style style:name="P9" style:family="paragraph" style:parent-style-name="Standard">
      <style:text-properties officeooo:paragraph-rsid="0030d2b7"/>
    </style:style>
    <style:style style:name="P10" style:family="paragraph" style:parent-style-name="Standard">
      <style:text-properties officeooo:rsid="0030d2b7" officeooo:paragraph-rsid="0030d2b7"/>
    </style:style>
    <style:style style:name="P11" style:family="paragraph" style:parent-style-name="Standard">
      <style:text-properties officeooo:paragraph-rsid="0032ade9"/>
    </style:style>
    <style:style style:name="P12" style:family="paragraph" style:parent-style-name="Standard">
      <style:text-properties officeooo:paragraph-rsid="003a65d4"/>
    </style:style>
    <style:style style:name="P13" style:family="paragraph" style:parent-style-name="Standard">
      <style:text-properties officeooo:paragraph-rsid="003c3318"/>
    </style:style>
    <style:style style:name="P14" style:family="paragraph" style:parent-style-name="Standard">
      <style:text-properties officeooo:paragraph-rsid="003eb99b"/>
    </style:style>
    <style:style style:name="P15" style:family="paragraph" style:parent-style-name="Standard">
      <style:text-properties officeooo:paragraph-rsid="003feec7"/>
    </style:style>
    <style:style style:name="P16" style:family="paragraph" style:parent-style-name="Standard">
      <style:text-properties officeooo:paragraph-rsid="0041665b"/>
    </style:style>
    <style:style style:name="P17" style:family="paragraph" style:parent-style-name="Standard">
      <style:text-properties officeooo:paragraph-rsid="004320df"/>
    </style:style>
    <style:style style:name="P18" style:family="paragraph" style:parent-style-name="Standard">
      <style:text-properties officeooo:paragraph-rsid="00572dff"/>
    </style:style>
    <style:style style:name="P19" style:family="paragraph" style:parent-style-name="Table_20_Contents">
      <style:paragraph-properties style:line-height-at-least="0.222in" fo:text-align="center" style:justify-single-word="false"/>
      <style:text-properties fo:font-variant="normal" fo:text-transform="none" fo:color="#998c7f" loext:opacity="100%" style:font-name="Georgia" fo:font-size="10pt" fo:font-style="normal" fo:font-weight="normal"/>
    </style:style>
    <style:style style:name="T1" style:family="text">
      <style:text-properties officeooo:rsid="0030d2b7"/>
    </style:style>
    <style:style style:name="T2" style:family="text">
      <style:text-properties officeooo:rsid="003c31c9"/>
    </style:style>
    <style:style style:name="T3" style:family="text">
      <style:text-properties fo:font-variant="normal" fo:text-transform="none" fo:color="#880000" loext:opacity="100%" style:font-name="Georgia" fo:font-size="13pt" fo:font-style="normal" style:text-underline-style="solid" style:text-underline-width="auto" style:text-underline-color="font-color" fo:font-weight="normal"/>
    </style:style>
    <style:style style:name="T4" style:family="text">
      <style:text-properties fo:font-variant="normal" fo:text-transform="none" style:font-name="Times" fo:font-size="13pt" fo:font-style="normal" fo:font-weight="normal" style:font-name-asian="Times" style:font-size-asian="13pt" style:font-style-asian="normal" style:font-weight-asian="normal" style:font-name-complex="Times" style:font-size-complex="13pt" style:font-style-complex="normal" style:font-weight-complex="normal"/>
    </style:style>
    <style:style style:name="T5" style:family="text">
      <style:text-properties fo:font-variant="normal" fo:text-transform="none" fo:color="#000000" loext:opacity="100%" fo:font-size="12pt" fo:letter-spacing="normal" fo:font-style="normal" fo:font-weight="normal"/>
    </style:style>
    <style:style style:name="T6" style:family="text">
      <style:text-properties officeooo:rsid="0023add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able-column table:style-name="Table1.A"/>
        <table:table-row>
          <table:table-cell table:style-name="Table1.A1" office:value-type="string">
            <text:p text:style-name="P3"><text:a xlink:type="simple" xlink:href="https://zxpress.ru/issue.php?id=258#04" text:style-name="Internet_20_link" text:visited-style-name="Visited_20_Internet_20_Link"><text:span text:style-name="T3">ZX Forum #04</text:span></text:a></text:p>
            <text:p text:style-name="P19">November 19, 1997<text:span text:style-name="T4"/></text:p>
          </table:table-cell>
        </table:table-row>
      </table:table>
      <text:p text:style-name="Standard"/>
      <text:p text:style-name="Standard"/>
      <text:p text:style-name="Standard">New 40 best procedures – scrolling the screen, merging two pictures, inverting the screen, rotating characters, replacing attributes, filling a closed path, calculating addresses on the screen, copying part of the screen, etc.</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
      <text:p text:style-name="Standard"><text:soft-page-break/>(c) Kolotov Sergey, Shadrinsk, SerzhSoft, July, 1997.</text:p>
      <text:p text:style-name="Standard"/>
      <text:p text:style-name="Standard"><text:s text:c="3"/>NEW "40 BEST <text:span text:style-name="T6">Routines</text:span>"</text:p>
      <text:p text:style-name="Standard"/>
      <text:p text:style-name="P4"><text:tab/>In 1992, the pages of ZX-REVIEW published an abbreviated translation of the book "40 Best <text:span text:style-name="T6">Routines</text:span>" by J. Hardman and E. Hugheson. The publication received enthusiastic responses from readers, as many aspiring Sinclair users were finally able to overcome the difficulties of machine code with its help. But now, exactly five years later, long-time readers of ZX-REVIEW are surprised to see the familiar title in the first issue of 1997.</text:p>
      <text:p text:style-name="Text_20_body"><text:tab/>All the numerous arguments presented by INFOCOM are certainly convincing in many ways. But in my (and not only my) opinion, they do not give the publishers of the popular magazine the right to waste precious pages of ZX-REVIEW on printing material that has already been published.</text:p>
      <text:p text:style-name="Text_20_body"><text:tab/>Instead of the "RETRO" section, it would be more useful and relevant to introduce a "REMAKE" section. And in it, not just old material should be printed, but it should be examined more deeply, providing examples of more efficient program implementation and individual procedures.</text:p>
      <text:p text:style-name="P4"><text:tab/>Take, for example, the same "40 procedures". Yes, this work is very useful for beginners. But more experienced assembly language experts will immediately notice that the larger the volume of the procedure provided by the authors, the more flaws it inevitably has, the less efficiently it is implemented, and the more "extra" commands... Yes, some of the "best procedures" are reduced by more than half! And also: the program comments are located after the listings themselves, which makes it very difficult to understand "what exactly happens when executing a procedure at a certain stage". Of course, a description is given like “register C is copied to register B,” but the meaning behind this is not always clear...</text:p>
      <text:p text:style-name="Text_20_body"><text:tab/>Next, a library will be presented, in which graphic procedures are integrated, rewritten according to the principle of the "40 best". The memory occupied by the library has been reduced from 1444 bytes to 861 bytes! Each procedure is thoroughly commented in its own listing, so to speak, "without leaving the cash register".</text:p>
      <text:p text:style-name="Standard">see Listing and hex dump.</text:p>
      <text:p text:style-name="Standard"/>
      <text:p text:style-name="Text_20_body"><text:tab/>Many procedures require certain pre-defined values - constants - to work. A special memory area addressed by the label CONSTS is allocated for these values. In this case, CONSTS points to address 23296, but of course, this address can be changed to any other. The length of the constant area is 8 bytes. When executing any of the procedures, none of the constants are changed. Otherwise, they would have to be called variables...</text:p>
      <text:p text:style-name="Text_20_body"><text:tab/>In procedures that manipulate the coordinates of points on the screen, the counting is done differently from BASIC – from top to bottom, not from bottom to top. This counting of coordinates is much more convenient and is used in many other computers. Now you can specify the Y coordinate from 0 to 191 (instead of 175), i.e. it becomes possible to specify the coordinates of those points on the <text:soft-page-break/>screen that are in the two lower rows reserved for error messages. When counting from bottom to top, the maximum Y-coordinate is Y=175, and it is impossible to reach the bottom two rows at all.</text:p>
      <text:p text:style-name="Standard"/>
      <text:p text:style-name="Standard"><text:s text:c="3"/>BRIEF DESCRIPTION OF PROCEDURES</text:p>
      <text:p text:style-name="Standard"/>
      <text:p text:style-name="Standard">1. <text:s/><text:a xlink:type="simple" xlink:href="#ASRL_LF" text:style-name="Internet_20_link" text:visited-style-name="Visited_20_Internet_20_Link">ASRL_LF</text:a> - </text:p>
      <text:p text:style-name="Standard">The procedure shifts the entire screen of attributes (colors) to the left. The right column is filled with the attribute from the cell at CONSTS (23296). The length of the procedure is 22 bytes (previously 23 bytes). Translated to address 62000 (HEX: #F230).</text:p>
      <text:p text:style-name="Standard"/>
      <text:p text:style-name="Standard">2. <text:s/><text:a xlink:type="simple" xlink:href="#ASRL_RG" text:style-name="Internet_20_link" text:visited-style-name="Visited_20_Internet_20_Link">ASRL_RG</text:a> <text:s/>- <text:s/></text:p>
      <text:p text:style-name="Text_20_body">Shifts the entire attribute screen to the right. The left column is filled with the attribute from CONSTS. The length of the procedure is 21 bytes (previously 19 bytes). Located at address 62022 (#F246).</text:p>
      <text:p text:style-name="Standard"/>
      <text:p text:style-name="Standard">3. <text:s/><text:a xlink:type="simple" xlink:href="#ASRL_UP" text:style-name="Internet_20_link" text:visited-style-name="Visited_20_Internet_20_Link">ASRL_UP</text:a> <text:s/>- <text:s/></text:p>
      <text:p text:style-name="Text_20_body">Shifts the entire attribute screen upwards. The bottom row of attributes is filled from CONSTS. The length of the procedure is 19 bytes (previously 21 bytes). Address: 62043 (#F25B).</text:p>
      <text:p text:style-name="Standard"/>
      <text:p text:style-name="P1">4. <text:s/><text:a xlink:type="simple" xlink:href="#ASRL_DN" text:style-name="Internet_20_link" text:visited-style-name="Visited_20_Internet_20_Link">ASRL_DN</text:a> <text:s/>-</text:p>
      <text:p text:style-name="P1">moving the entire attribute screen down. The top line is filled with the attribute from CONSTS. Length: 20 bytes (21 bytes). Address: 62062 (#F26E).</text:p>
      <text:p text:style-name="Standard"/>
      <text:p text:style-name="Standard">5. <text:s/><text:a xlink:type="simple" xlink:href="#SSRL_LF" text:style-name="Internet_20_link" text:visited-style-name="Visited_20_Internet_20_Link">SSRL_LF</text:a> <text:s/></text:p>
      <text:p text:style-name="P18">Shifts the screen left one character (graphics). The right column of character cells is cleared. Length 20 bytes (21 bytes). Address: 62082 (#F282).</text:p>
      <text:p text:style-name="Standard"/>
      <text:p text:style-name="Standard">6. <text:s/><text:a xlink:type="simple" xlink:href="#SSRL_RG" text:style-name="Internet_20_link" text:visited-style-name="Visited_20_Internet_20_Link">SSRL_RG</text:a> <text:s/></text:p>
      <text:p text:style-name="Text_20_body">Shifts the screen to the right by one character. The left column of character cells is cleared. Length: 19 bytes (previously 22 bytes). Address: 62102 (#F296).</text:p>
      <text:p text:style-name="Standard"/>
      <text:p text:style-name="Standard">7. <text:s/><text:a xlink:type="simple" xlink:href="#SSRL_UP" text:style-name="Internet_20_link" text:visited-style-name="Visited_20_Internet_20_Link">SSRL_UP</text:a> <text:s/>- <text:s/></text:p>
      <text:p text:style-name="Text_20_body">Shifts the entire screen upwards by one character. The bottom row of character cells is cleared. Length: 55 bytes (previously 68 bytes). Address: 62121 (#F2A9).</text:p>
      <text:p text:style-name="Standard"/>
      <text:p text:style-name="Standard">8. <text:s/><text:a xlink:type="simple" xlink:href="#SSRL_DN" text:style-name="Internet_20_link" text:visited-style-name="Visited_20_Internet_20_Link">SSRL_DN</text:a> <text:s/>- <text:s/></text:p>
      <text:p text:style-name="Text_20_body">Shifts the entire screen downwards by one character. The top row of character cells is cleared. Length: 55 bytes (previously 73 bytes). Address: 62176 (#F2E0).</text:p>
      <text:p text:style-name="Standard"/>
      <text:p text:style-name="Standard">9. <text:s/><text:a xlink:type="simple" xlink:href="#PSRL_LF" text:style-name="Internet_20_link" text:visited-style-name="Visited_20_Internet_20_Link">PSRL_LF</text:a> <text:s/>- <text:s/></text:p>
      <text:p text:style-name="Text_20_body">Shifts the entire screen to the left by one pixel (graphics). The right column of pixels is cleared. Length: 16 bytes (previously 17 bytes). Address: 62231 (#F317).</text:p>
      <text:p text:style-name="Standard"><text:soft-page-break/>10. <text:a xlink:type="simple" xlink:href="#PSRL_RG" text:style-name="Internet_20_link" text:visited-style-name="Visited_20_Internet_20_Link">PSRL_RG</text:a> <text:s/>- <text:s/></text:p>
      <text:p text:style-name="Text_20_body">shift the entire screen to the right by one pixel. The left column of pixels is cleared. Length 17 bytes (17 bytes). Address: 62247 (#F327).</text:p>
      <text:p text:style-name="Standard"/>
      <text:p text:style-name="Standard">11. <text:a xlink:type="simple" xlink:href="#PSRL_UP" text:style-name="Internet_20_link" text:visited-style-name="Visited_20_Internet_20_Link">PSRL_UP</text:a> <text:s/>- <text:s/></text:p>
      <text:p text:style-name="Text_20_body">shift the entire screen up by one line of pixels. The bottom row of pixels is cleared. Length 38 bytes (91 bytes). Address: 62264 (#F338).</text:p>
      <text:p text:style-name="Standard">12. <text:a xlink:type="simple" xlink:href="#PSRL_DN" text:style-name="Internet_20_link" text:visited-style-name="Visited_20_Internet_20_Link">PSRL_DN</text:a> <text:s/>- <text:s/></text:p>
      <text:p text:style-name="Text_20_body">shift the entire screen down by one line of pixels. The top row of pixels is cleared. Length 38 bytes (90 bytes). Address: 62302 (#F35E).</text:p>
      <text:p text:style-name="Standard">13. <text:a xlink:type="simple" xlink:href="#SCR_MRG" text:style-name="Internet_20_link" text:visited-style-name="Visited_20_Internet_20_Link">SCR_MRG</text:a> <text:s/>- <text:s/></text:p>
      <text:p text:style-name="Text_20_body">merge two images (graphics) using the OR principle. A two-byte constant at address CONSTS should contain the address of the second image in memory (overlay). The result is placed on the screen. Length of the procedure 17 bytes (previously - 21 bytes). Placement address: 62340 (#F384).</text:p>
      <text:p text:style-name="P14">14. <text:a xlink:type="simple" xlink:href="#SCR_INV" text:style-name="Internet_20_link" text:visited-style-name="Visited_20_Internet_20_Link">SCR_INV</text:a> <text:s/>-</text:p>
      <text:p text:style-name="P14">invert the screen (graphics) using the NOT principle. All pixels change their value to the opposite. Length of the procedure 12 bytes (previously - 18 bytes). Address: 62357 (#F395).</text:p>
      <text:p text:style-name="Standard"/>
      <text:p text:style-name="Standard">15. <text:a xlink:type="simple" xlink:href="#SINV_UD" text:style-name="Internet_20_link" text:visited-style-name="Visited_20_Internet_20_Link">SINV_UD</text:a> <text:s text:c="2"/>- <text:s/></text:p>
      <text:p text:style-name="Text_20_body">invert the character vertically. An arrow pointing upwards becomes an arrow pointing downwards, and vice versa. The address of the character to be modified should be contained in a two-byte variable at address CONSTS. Length of the procedure 20 bytes (remains the same). Placement address: 62369 (#F3A1).</text:p>
      <text:p text:style-name="Standard">16. <text:a xlink:type="simple" xlink:href="#SINV_LR" text:style-name="Internet_20_link" text:visited-style-name="Visited_20_Internet_20_Link">SINV_LR</text:a> <text:s text:c="2"/>- <text:s/></text:p>
      <text:p text:style-name="Text_20_body">invert the character horizontally. An arrow pointing left becomes an arrow pointing right, and vice versa. The address of the character to be modified should be contained in a two-byte variable at address CONSTS. Length of the procedure 17 bytes (previously - 19 bytes). Placement address: 62389 (#F3B5).</text:p>
      <text:p text:style-name="Standard">17. <text:a xlink:type="simple" xlink:href="#SROTATE" text:style-name="Internet_20_link" text:visited-style-name="Visited_20_Internet_20_Link">SROTATE</text:a> <text:s/>- <text:s/></text:p>
      <text:p text:style-name="Text_20_body">rotation of a symbol clockwise by 90 degrees. The address of the symbol to be rotated should be stored in a two-byte variable at address CONSTS. Length: 26 bytes (previously 42 bytes). Address: 62406 (#F3C6).</text:p>
      <text:p text:style-name="Standard">18. <text:a xlink:type="simple" xlink:href="#ACHANGE" text:style-name="Internet_20_link" text:visited-style-name="Visited_20_Internet_20_Link">ACHANGE</text:a> - </text:p>
      <text:p text:style-name="Text_20_body">changing the attribute values of all screen symbols. Bitwise operation. The mask of bits should be stored in the cell at address CONSTS: the bits that are set in the mask remain unchanged in the attributes, while the bits that have a zero value in the mask will have a zero value in the attributes (AND operation). The byte at address CONSTS+1 should contain the bits to be included in all screen attributes, i.e. if any bit in this byte is set, it will be set in all attributes (OR operation). Length: 16 bytes (previously 21 bytes). Address: 62432 (#F3E0).</text:p>
      <text:p text:style-name="Standard"><text:soft-page-break/>19. <text:a xlink:type="simple" xlink:href="#AREPLC" text:style-name="Internet_20_link" text:visited-style-name="Visited_20_Internet_20_Link">AREPLC</text:a> <text:s/>- <text:s/></text:p>
      <text:p text:style-name="Text_20_body">searching for attributes with a specific value and replacing each found attribute with a new value. The value to be replaced (what to search for) should be stored in the cell at address CONSTS. The value to replace it with should be stored in the cell at address CONSTS+1. Length: 18 bytes (previously 22 bytes). Address: 62448 (#F3F0).</text:p>
      <text:p text:style-name="Standard">20. <text:a xlink:type="simple" xlink:href="#PAINT" text:style-name="Internet_20_link" text:visited-style-name="Visited_20_Internet_20_Link">PAINT</text:a> - </text:p>
      <text:p text:style-name="Text_20_body">filling a specific area of the screen bounded by a line of pixels. The starting point is specified by placing its X coordinate at address CONSTS, and its Y coordinate at address CONSTS+1. If the Y coordinate is greater than 191 or the point at the specified coordinates is already set, the program will terminate. This procedure is not relocatable due to calls to the POINT procedure. The stack is actively used during the filling process - it stores the coordinates of the filling lines. When filling a large area with a complex shape, more free space is required in the RAM - between the end of the BASIC program and the address set by the CLEAR statement (the content of the RAMTOP system variable). If there is not enough memory space, a failure may occur. The procedure occupies 88 bytes, and together with the POINT procedure - 123 bytes, which is more than twice as short as the 1992 procedure (263 bytes!). Address: 62466 (#F402).</text:p>
      <text:p text:style-name="Standard"/>
      <text:p text:style-name="P11">21. <text:a xlink:type="simple" xlink:href="#POINT" text:style-name="Internet_20_link" text:visited-style-name="Visited_20_Internet_20_Link">POINT</text:a> </text:p>
      <text:p text:style-name="P6">drawing points on the screen at specified coordinates and checking the state of these points (ON/OFF). Attention! This procedure can only be used from machine codes (calling it from BASIC will not work). Before calling the procedure, the X coordinate (0..255) must be set in register E, and the Y coordinate (0..191) of the point to be checked must be set in register D. The procedure will set the HL register pair to the address of the byte on the screen where the point is located, and the C register to the mask of the point in this byte (one bit set to one). Depending on whether the point is enabled or not, the zero flag is set: Z - point is not enabled, NZ - point is enabled. If the point is enabled (visible), the A register (accumulator) will have the same value as the C register, and if the point is not enabled, the A register will be cleared. The B register is always set to zero when exiting the procedure. Length: 35 bytes (would have taken about 70 bytes in the original). Address: 62554 (#F45A).</text:p>
      <text:p text:style-name="Standard"/>
      <text:p text:style-name="Standard">22. <text:a xlink:type="simple" xlink:href="#PFIGURE" text:style-name="Internet_20_link" text:visited-style-name="Visited_20_Internet_20_Link">PFIGURE</text:a> - </text:p>
      <text:p text:style-name="P5">drawing any previously defined figure (template) on the screen. The coordinates of the starting point are set similarly to the PAINT procedure. The template is defined in the BASIC string variable A$ (it can be changed to any other by slightly adjusting the assembly listing or dump). The string of characters has the following format (slightly different from the original):</text:p>
      <text:p text:style-name="Standard"/>
      <text:p text:style-name="Standard"/>
      <text:p text:style-name="Standard"/>
      <text:p text:style-name="Standard"/>
      <text:p text:style-name="Standard"/>
      <text:p text:style-name="Standard"/>
      <text:p text:style-name="Text_20_body"><text:soft-page-break/>"5" - decrease the X-coordinate</text:p>
      <text:p text:style-name="Text_20_body">"6" - increase the Y-coordinate</text:p>
      <text:p text:style-name="Text_20_body">(counting from top to bottom)</text:p>
      <text:p text:style-name="Text_20_body">"7" - decrease the Y-coordinate</text:p>
      <text:p text:style-name="Text_20_body">"8" - increase the X-coordinate</text:p>
      <text:p text:style-name="Text_20_body">"0" - place a point.</text:p>
      <text:p text:style-name="Text_20_body">Any other characters are ignored. If the string variable does not exist or does not contain any information, the program terminates. There is no control for the exit of the initial Y-coordinate, as part of the figure may still be visible.</text:p>
      <text:p text:style-name="Text_20_body">Therefore, the check for going beyond the screen boundaries is introduced in the template formation loop. The 'wrap-round' capability is preserved, i.e. when the X-coordinate goes beyond the left part of the screen, the template appears on the right, and vice versa.</text:p>
      <text:p text:style-name="Text_20_body">The procedure is not relocatable. Length of PFIGURE: 98 bytes, and together with the used subroutine POINT – 133 bytes, which is still much smaller than the original (196 bytes). Address: 62589 (#F47D). If the call to the POINT procedure is "expanded", PFIGURE will become relocatable and will occupy approximately 125 bytes!23. PSCALER – copying a part of the screen to another area of the same screen with possible enlargement of the copy along the X and/or Y axes. The following constants are used:</text:p>
      <text:p text:style-name="Standard"/>
      <text:p text:style-name="Text_20_body">Address Name Comment</text:p>
      <text:p text:style-name="Text_20_body">CONSTS X1_OLD one of the two initial X-coordinates of the rectangle</text:p>
      <text:p text:style-name="Text_20_body">CONSTS+1 Y1_OLD one of the two initial Y-coordinates of the rectangle</text:p>
      <text:p text:style-name="Text_20_body">CONSTS+2 X2_OLD one of the two initial X-coordinates of the rectangle</text:p>
      <text:p text:style-name="Text_20_body">CONSTS+3 Y2_OLD one of the two initial Y-coordinates of the rectangle</text:p>
      <text:p text:style-name="Text_20_body">CONSTS+4 XSCALE scaling factor for X</text:p>
      <text:p text:style-name="Text_20_body">CONSTS+5 YSCALE scaling factor for Y</text:p>
      <text:p text:style-name="Text_20_body">CONSTS+6 X_NEW coordinates of the top left corner of the screen area,</text:p>
      <text:p text:style-name="Text_20_body">CONSTS+7 Y_NEW where the copying is performed.</text:p>
      <text:p text:style-name="Standard">The coordinates of the initial rectangle for copying are specified in the constants X1_OLD, Y1_OLD, X2_OLD, Y2_OLD, and can be arranged in any order. The procedure itself will determine the smallest and largest coordinates.</text:p>
      <text:p text:style-name="Standard"/>
      <text:p text:style-name="Standard"/>
      <text:p text:style-name="Standard"><text:soft-page-break/>Emergency exit from the procedure occurs in the following cases:</text:p>
      <text:p text:style-name="Standard">1. XSCALE=0 – the scale of enlargement along the X axis is zero</text:p>
      <text:p text:style-name="Standard">2. YSCALE=0 – the scale of enlargement along the Y axis is zero</text:p>
      <text:p text:style-name="Standard">3. Y_NEW&amp;gt;191 – the new Y coordinate goes beyond the screen boundaries</text:p>
      <text:p text:style-name="Standard">4. Y1_OLD&amp;gt;191 – the old Y1 coordinate goes beyond the screen boundaries</text:p>
      <text:p text:style-name="Standard">5. Y2_OLD&amp;gt;191 – the old Y2 coordinate goes beyond the screen boundaries.</text:p>
      <text:p text:style-name="Standard"/>
      <text:p text:style-name="Standard">As in the original, the program does not have a control that would check the possibility of placing a new image on the screen. If this is not possible, a failure may occur.</text:p>
      <text:p text:style-name="Standard"/>
      <text:p text:style-name="Standard">During the execution of the procedure, it first pushes the bit image of the copied screen rectangle onto the stack and only then redraws it in a new place, enlarging it if necessary. Therefore, if there is not enough space on the stack, a hang, reset, or error may occur, just like in the PAINT procedure.</text:p>
      <text:p text:style-name="Standard">If you want the copied part of the screen to have the same size as the given one, you need to set the scale to 1:1 – assign the value of one to the constants XSCALE and YSCALE. For double size, there should be twos, and so on.</text:p>
      <text:p text:style-name="Standard"/>
      <text:p text:style-name="Standard">The procedure is not movable due to the use of the POINT subroutine. PSCALER takes up 174 bytes, and together with POINT – 209 bytes. In any case, this is much less than the original - 335 bytes! The placement address is 62687 (#F4DF).</text:p>
      <text:p text:style-name="Standard"/>
      <text:p text:style-name="Standard">So, you have familiarized yourself with the new implementation of the "best procedures". But I advise you not to be deceived – some procedures can certainly be further shortened... However, in doing so, something will inevitably have to be sacrificed: execution speed, movability, or simply time spent. I hope that the programs presented in this article will be useful to you, at worst, they may just give you some ideas... Beginners can try comparing the procedures of 1992 with the new ones, study the principles of creating more efficient programs, techniques for integrating multiple different procedures into one large library... Experienced programmers, perhaps, will get a lot of pleasure, slyly laughing at this work. But that's also a plus: to entertain people is a very necessary thing! So I wish all readers ENJOYABLE WORK WITH YOUR FAVORITE SPECCY!</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 --------------------------------------------------------------;</text:p>
      <text:p text:style-name="Standard">; 40 New Best Routines (graphic) <text:s text:c="30"/>;</text:p>
      <text:p text:style-name="Standard">; (c) SerzhSoft, Shadrinsk, may-june, 1997 <text:s text:c="15"/>;</text:p>
      <text:p text:style-name="Standard">; old length: 1444 bytes <text:s text:c="8"/>new length: <text:s/>861 bytes <text:s/>;</text:p>
      <text:p text:style-name="Standard">; --------------------------------------------------------------;</text:p>
      <text:p text:style-name="Standard"><text:tab/>ORG 62000 <text:s text:c="12"/><text:tab/><text:tab/>; ;assembly address</text:p>
      <text:p text:style-name="Standard"><text:tab/>CONSTS: <text:s/>defs 8<text:tab/><text:tab/>; ;constant buffer address (8 bytes)</text:p>
      <text:p text:style-name="Standard"><text:tab/>VAR: <text:s text:c="4"/><text:tab/><text:tab/><text:tab/>; VAR 23296</text:p>
      <text:p text:style-name="Standard"><text:tab/>23296:</text:p>
      <text:p text:style-name="Standard"/>
      <text:p text:style-name="Standard">; ;-------------------------------------------</text:p>
      <text:p text:style-name="Standard">; Shift attributes left (22&lt;=23)</text:p>
      <text:p text:style-name="Standard">; ;-------------------------------------------</text:p>
      <text:p text:style-name="Standard"><text:bookmark-start text:name="ASRL_LF"/>ASRL_LF:<text:bookmark-end text:name="ASRL_LF"/> </text:p>
      <text:p text:style-name="Standard"><text:tab/><text:tab/>LD DE, #5800<text:tab/>; DE=address of the first attribute byte</text:p>
      <text:p text:style-name="Standard">LP_ASLF:<text:tab/>LD H, D <text:tab/><text:tab/>; copied DE to HL</text:p>
      <text:p text:style-name="Standard"><text:tab/><text:tab/>LD L,E<text:tab/><text:tab/>; and increased HL by one:</text:p>
      <text:p text:style-name="P14"><text:tab/><text:tab/>INC HL<text:tab/><text:tab/>; HL=address of the second attribute byte</text:p>
      <text:p text:style-name="P14"><text:tab/><text:tab/>LD BC,#001F<text:tab/><text:tab/>; &lt;attribute line length&gt; - 1</text:p>
      <text:p text:style-name="P14"><text:tab/><text:tab/>LDIR <text:s text:c="17"/><text:tab/>; shift the attribute line to the left</text:p>
      <text:p text:style-name="P14"><text:tab/><text:tab/>LD <text:s text:c="5"/>A,(CONSTS)<text:tab/>; fill color after shift</text:p>
      <text:p text:style-name="Standard"><text:s text:c="9"/><text:tab/><text:tab/>LD <text:s text:c="5"/>(DE),A<text:tab/><text:tab/>; set a new attribute</text:p>
      <text:p text:style-name="Standard"><text:s text:c="9"/><text:tab/><text:tab/>INC <text:s text:c="4"/>DE <text:s text:c="11"/><text:tab/>; move to the next line from below</text:p>
      <text:p text:style-name="Standard"><text:s text:c="9"/><text:tab/><text:tab/>LD <text:s text:c="5"/>A,D <text:s text:c="10"/><text:tab/>; if the attributes have already run out,</text:p>
      <text:p text:style-name="Standard"><text:s text:c="9"/><text:tab/><text:tab/>CP <text:s text:c="5"/>#5B <text:s text:c="10"/><text:tab/>; if we come across the printer buffer,</text:p>
      <text:p text:style-name="Standard"><text:s text:c="9"/><text:tab/><text:tab/>JR C, LP_ASLF <text:s text:c="8"/>; then STOP, otherwise shift further</text:p>
      <text:p text:style-name="Standard"><text:s text:c="9"/><text:tab/><text:tab/>RET <text:s text:c="18"/><text:tab/>; exit the procedure</text:p>
      <text:p text:style-name="Standard"/>
      <text:p text:style-name="Standard">; ;-------------------------------------------</text:p>
      <text:p text:style-name="Standard">; ;Shift attributes to the right (21&lt;=23)</text:p>
      <text:p text:style-name="Standard">; ;-------------------------------------------</text:p>
      <text:p text:style-name="Standard"><text:bookmark-start text:name="ASRL_RG"/>ASRL_RG<text:bookmark-end text:name="ASRL_RG"/>:</text:p>
      <text:p text:style-name="Standard"><text:s text:c="9"/><text:tab/><text:tab/>LD <text:s text:c="5"/>DE,#5AFF <text:s text:c="5"/>; address of the last attribute byte</text:p>
      <text:p text:style-name="Standard">LP_ASRG: <text:tab/>LD <text:s text:c="5"/>H,D <text:s text:c="10"/><text:tab/>;copied DE to HL -</text:p>
      <text:p text:style-name="Standard"><text:s text:c="9"/><text:tab/><text:tab/>LD <text:s text:c="5"/>L,E <text:s text:c="10"/><text:tab/>; last byte of the attribute line</text:p>
      <text:p text:style-name="Standard"><text:s text:c="9"/><text:tab/><text:tab/>DEC <text:s text:c="4"/>HL <text:s text:c="11"/><text:tab/>; last byte of the attribute line</text:p>
      <text:p text:style-name="Standard"><text:s text:c="9"/><text:tab/><text:tab/>LD <text:s text:c="5"/>BC,#001F <text:s text:c="5"/><text:tab/>; &lt;attribute line length&gt; - 1</text:p>
      <text:p text:style-name="Standard"><text:s text:c="9"/><text:tab/><text:tab/>LDDR <text:s text:c="17"/><text:tab/>; shift the attribute line to the right</text:p>
      <text:p text:style-name="Standard"><text:s text:c="9"/><text:tab/><text:tab/>LD <text:s text:c="5"/>A,(CONSTS) <text:tab/>; fill color after shift</text:p>
      <text:p text:style-name="Standard"><text:s text:c="9"/><text:tab/><text:tab/>LD <text:s text:c="5"/>(DE),A <text:s text:c="7"/><text:tab/>; set a new attribute</text:p>
      <text:p text:style-name="Standard"><text:s text:c="9"/><text:tab/><text:tab/>DEC <text:s text:c="4"/>DE <text:s text:c="11"/><text:tab/>; go to next line from top</text:p>
      <text:p text:style-name="Standard"><text:s text:c="9"/><text:tab/><text:tab/>BIT <text:s text:c="4"/>3,D <text:s text:c="10"/><text:tab/>; if we are still in attributes,</text:p>
      <text:p text:style-name="Standard"><text:s text:c="9"/><text:tab/><text:tab/>JR NZ, LP_ASRG<text:tab/>; then we repeat the cycle for the next one. lines</text:p>
      <text:p text:style-name="Standard"><text:s text:c="9"/><text:tab/><text:tab/>RET <text:s text:c="18"/><text:tab/>; exit procedure</text:p>
      <text:p text:style-name="Standard"/>
      <text:p text:style-name="Standard"/>
      <text:p text:style-name="Standard"/>
      <text:p text:style-name="Standard"><text:soft-page-break/>; ;-------------------------------------------</text:p>
      <text:p text:style-name="Standard">; Shift attributes up (19&lt;=21)</text:p>
      <text:p text:style-name="Standard">; ;-------------------------------------------</text:p>
      <text:p text:style-name="Standard"><text:bookmark-start text:name="ASRL_UP"/>ASRL_UP<text:bookmark-end text:name="ASRL_UP"/>:</text:p>
      <text:p text:style-name="Standard"><text:s text:c="9"/><text:tab/><text:tab/>LD HL,#5820<text:tab/><text:tab/>; address of the second attribute line</text:p>
      <text:p text:style-name="Standard"><text:s text:c="9"/><text:tab/><text:tab/>LD <text:s text:c="5"/>DE,#5800 <text:s text:c="5"/><text:tab/>; address of the first attribute line</text:p>
      <text:p text:style-name="Standard"><text:s text:c="9"/><text:tab/><text:tab/>LD BC,#02E0 <text:s text:c="10"/><text:tab/>; move: 23 lines of 32 bytes</text:p>
      <text:p text:style-name="Standard"><text:s text:c="9"/><text:tab/><text:tab/>LDIR <text:s text:c="17"/><text:tab/>; move the bottom 23 lines up</text:p>
      <text:p text:style-name="Standard"><text:s text:c="9"/><text:tab/><text:tab/>LD <text:s text:c="5"/>A,(CONSTS)<text:tab/>; color to fill the bottom line</text:p>
      <text:p text:style-name="Standard">LP_ASUP: <text:tab/>LD <text:s text:c="5"/>(DE),A <text:s text:c="7"/><text:tab/>; set a new attribute</text:p>
      <text:p text:style-name="Standard"><text:s text:c="9"/><text:tab/><text:tab/>INC <text:s text:c="4"/>E <text:s text:c="12"/><text:tab/>; if you filled in the entire last line</text:p>
      <text:p text:style-name="Standard"><text:s text:c="9"/><text:tab/><text:tab/>JR <text:s text:c="5"/>NZ,LP_ASUP<text:tab/>; (E=0), then we interrupt the cycle</text:p>
      <text:p text:style-name="Standard"><text:s text:c="9"/><text:tab/><text:tab/>RET <text:s text:c="18"/><text:tab/>; exit procedure</text:p>
      <text:p text:style-name="Standard"/>
      <text:p text:style-name="Standard">; ;-------------------------------------------</text:p>
      <text:p text:style-name="Standard">; ;Shift attributes down (20&lt;=21)</text:p>
      <text:p text:style-name="Standard">; ;-------------------------------------------</text:p>
      <text:p text:style-name="Standard"><text:bookmark-start text:name="ASRL_DN"/>ASRL_DN<text:bookmark-end text:name="ASRL_DN"/>:</text:p>
      <text:p text:style-name="Standard"><text:s text:c="9"/><text:tab/><text:tab/>LD <text:s text:c="5"/>HL,#5ADF <text:s text:c="5"/>; address of the end of the second line from the bottom</text:p>
      <text:p text:style-name="Standard"><text:s text:c="9"/><text:tab/><text:tab/>LD <text:s text:c="5"/>DE,#5AFF <text:s text:c="5"/>; address of the end of the lowest line</text:p>
      <text:p text:style-name="Standard"><text:s text:c="9"/><text:tab/><text:tab/>LD BC,#02E0 <text:s text:c="10"/>; move: 23 lines of 32 bytes</text:p>
      <text:p text:style-name="Standard"><text:s text:c="9"/><text:tab/><text:tab/>LDDR <text:s text:c="17"/>; move the top 23 lines down</text:p>
      <text:p text:style-name="Standard"><text:s text:c="9"/><text:tab/><text:tab/>LD <text:s text:c="5"/>A,(CONSTS) <text:s text:c="3"/>; color to fill the top line</text:p>
      <text:p text:style-name="Standard">LP_ASDN: <text:tab/>LD <text:s text:c="5"/>(DE),A <text:s text:c="7"/>; set a new attribute</text:p>
      <text:p text:style-name="Standard"><text:s text:c="9"/><text:tab/><text:tab/>DEC <text:s text:c="4"/>E <text:s text:c="12"/>; if we reached the very first byte</text:p>
      <text:p text:style-name="Standard"><text:s text:c="9"/><text:tab/><text:tab/>JR NZ,LP_ASDN <text:s text:c="8"/>; attribute area (E=0), then STOP</text:p>
      <text:p text:style-name="Standard"><text:s text:c="9"/><text:tab/><text:tab/>LD <text:s text:c="5"/>(DE),A <text:s text:c="7"/>; and set this byte</text:p>
      <text:p text:style-name="Standard"><text:s text:c="9"/><text:tab/><text:tab/>RET <text:s text:c="18"/>; exit procedure</text:p>
      <text:p text:style-name="Standard"/>
      <text:p text:style-name="Standard">; ;-------------------------------------------</text:p>
      <text:p text:style-name="Standard">; ;Shift left one character (20&lt;=21)</text:p>
      <text:p text:style-name="Standard">; ;-------------------------------------------</text:p>
      <text:p text:style-name="Standard"><text:bookmark-start text:name="SSRL_LF"/>SSRL_LF<text:bookmark-end text:name="SSRL_LF"/>:</text:p>
      <text:p text:style-name="Standard"><text:s text:c="9"/><text:tab/><text:tab/>LD DE,#4000 <text:s text:c="10"/>; start of graphics area</text:p>
      <text:p text:style-name="Standard">LP_SSLF: LD H,D <text:s text:c="15"/>; address of the first</text:p>
      <text:p text:style-name="Standard"><text:s text:c="9"/><text:tab/><text:tab/>LD <text:s text:c="5"/>L,E <text:s text:c="10"/>; byte line</text:p>
      <text:p text:style-name="Standard"><text:s text:c="9"/><text:tab/><text:tab/>INC HL <text:s text:c="15"/>; address of the second byte of the line</text:p>
      <text:p text:style-name="Standard"><text:s text:c="9"/><text:tab/><text:tab/>LD <text:s text:c="5"/>BC,#001F <text:s text:c="5"/>; how many bytes to shift</text:p>
      <text:p text:style-name="Standard"><text:s text:c="9"/><text:tab/><text:tab/>LDIR <text:s text:c="17"/>; shift line left by 1 byte</text:p>
      <text:p text:style-name="Standard"><text:s text:c="9"/><text:tab/><text:tab/>XOR <text:s text:c="4"/>A <text:s text:c="12"/>; clear the flags</text:p>
      <text:p text:style-name="Standard"><text:s text:c="9"/><text:tab/><text:tab/>LD <text:s text:c="5"/>(DE),A <text:s text:c="7"/>; to the last (right) byte of the line</text:p>
      <text:p text:style-name="Standard"><text:s text:c="9"/><text:tab/><text:tab/>INC <text:s text:c="4"/>DE <text:s text:c="11"/>; go to next line (bottom)</text:p>
      <text:p text:style-name="Standard"><text:s text:c="9"/><text:tab/><text:tab/>LD <text:s text:c="5"/>A,D <text:s text:c="10"/>; if attributes</text:p>
      <text:p text:style-name="Standard"><text:s text:c="9"/><text:tab/><text:tab/>CP <text:s text:c="5"/>#58 <text:s text:c="10"/>; "not seen yet"</text:p>
      <text:p text:style-name="Standard"><text:s text:c="9"/><text:tab/><text:tab/>JR <text:s text:c="5"/>C,LP_SSLF <text:s text:c="4"/>; then we repeat the cycle for the next one. lines</text:p>
      <text:p text:style-name="Standard"><text:s text:c="9"/><text:tab/><text:tab/>RET <text:s text:c="18"/>; exit procedure</text:p>
      <text:p text:style-name="Standard"/>
      <text:p text:style-name="Standard"><text:soft-page-break/>; ;-------------------------------------------</text:p>
      <text:p text:style-name="Standard">; ;Shift right one character (19&lt;=22)</text:p>
      <text:p text:style-name="Standard">; ;-------------------------------------------</text:p>
      <text:p text:style-name="P12"><text:bookmark-start text:name="SSRL_RG"/>SSRL_RG<text:bookmark-end text:name="SSRL_RG"/>: </text:p>
      <text:p text:style-name="P12"><text:tab/><text:tab/>LD DE,#57FF <text:s text:c="10"/>; ;last byte of the graphics area</text:p>
      <text:p text:style-name="Standard">LP_SSRG: <text:tab/>LD <text:s text:c="5"/>H,D <text:s text:c="10"/>; last byte address</text:p>
      <text:p text:style-name="Standard"><text:s text:c="9"/><text:tab/><text:tab/>LD <text:s text:c="5"/>L,E <text:s text:c="10"/>; current line</text:p>
      <text:p text:style-name="Standard"><text:s text:c="9"/><text:tab/><text:tab/>DEC <text:s text:c="4"/>HL <text:s text:c="11"/>; address of the next to the last byte</text:p>
      <text:p text:style-name="Standard"><text:s text:c="9"/><text:tab/><text:tab/>LD <text:s text:c="5"/>BC,#001F <text:s text:c="5"/>; shift: 31 bytes</text:p>
      <text:p text:style-name="Standard"><text:s text:c="9"/><text:tab/><text:tab/>LDDR <text:s text:c="17"/>; shift graphics line to the right</text:p>
      <text:p text:style-name="Standard"><text:s text:c="9"/><text:tab/><text:tab/>XOR <text:s text:c="4"/>A <text:s text:c="12"/>; clear the flags</text:p>
      <text:p text:style-name="Standard"><text:s text:c="9"/><text:tab/><text:tab/>LD <text:s text:c="5"/>(DE),A <text:s text:c="7"/>; first (left) byte of the current line</text:p>
      <text:p text:style-name="Standard"><text:s text:c="9"/><text:tab/><text:tab/>DEC <text:s text:c="4"/>DE <text:s text:c="11"/>; go to next line above</text:p>
      <text:p text:style-name="Standard"><text:s text:c="9"/><text:tab/><text:tab/>BIT <text:s text:c="4"/>6,D <text:s text:c="10"/>; if we have not yet “came across” the ROM,</text:p>
      <text:p text:style-name="Standard"><text:s text:c="9"/><text:tab/><text:tab/>JR <text:s text:c="5"/>NZ,LP_SSRG <text:s text:c="3"/>; then we continue to spin the cycle</text:p>
      <text:p text:style-name="Standard"><text:s text:c="9"/><text:tab/><text:tab/>RET <text:s text:c="18"/>; exit procedure</text:p>
      <text:p text:style-name="Standard"/>
      <text:p text:style-name="Standard">; ;-------------------------------------------</text:p>
      <text:p text:style-name="Standard">; ;Shift up one character (55&lt;=68)</text:p>
      <text:p text:style-name="Standard">; ;-------------------------------------------</text:p>
      <text:p text:style-name="P12"><text:bookmark-start text:name="SSRL_UP"/>SSRL_UP<text:bookmark-end text:name="SSRL_UP"/>: </text:p>
      <text:p text:style-name="P12"><text:tab/><text:tab/>LD <text:s text:c="5"/>DE,#4000 <text:s text:c="5"/>; beginning of screen area</text:p>
      <text:p text:style-name="Standard">LP_SSU1: <text:tab/>PUSH <text:s text:c="3"/>DE <text:s text:c="11"/>; save the line address on the stack</text:p>
      <text:p text:style-name="Standard"><text:s text:c="9"/><text:tab/><text:tab/>LD <text:s text:c="5"/>BC,#0020 <text:s text:c="5"/>; in line - 32 bytes</text:p>
      <text:p text:style-name="Standard"><text:s text:c="9"/><text:tab/><text:tab/>LD <text:s text:c="5"/>A,E <text:s text:c="10"/>; The DE register contains the address</text:p>
      <text:p text:style-name="Standard"><text:s text:c="9"/><text:tab/><text:tab/>ADD <text:s text:c="4"/>A,C <text:s text:c="10"/>; top line. In the register</text:p>
      <text:p text:style-name="Standard"><text:s text:c="9"/><text:tab/><text:tab/>LD <text:s text:c="5"/>L,A <text:s text:c="10"/>; HL needs to get the address</text:p>
      <text:p text:style-name="Standard"><text:s text:c="9"/><text:tab/><text:tab/>LD <text:s text:c="5"/>A,D <text:s text:c="10"/>; lines, lying below with a step of 8.</text:p>
      <text:p text:style-name="Standard"><text:s text:c="9"/><text:tab/><text:tab/>JR <text:s text:c="5"/>NC,GO_SSUP <text:s text:c="3"/>; To do this, add to the register E</text:p>
      <text:p text:style-name="Standard"><text:s text:c="9"/><text:tab/><text:tab/>ADD <text:s text:c="4"/>A,#08 <text:s text:c="8"/>; We add 32 and enter it in L. If if there is</text:p>
      <text:p text:style-name="Standard">GO_SSUP: <text:tab/>LD <text:s text:c="5"/>H,A <text:s text:c="10"/>; overflow, then H=D+8</text:p>
      <text:p text:style-name="Standard"><text:s text:c="9"/><text:tab/><text:tab/>LDIR <text:s text:c="17"/>; carry one line (32 bytes)</text:p>
      <text:p text:style-name="Standard"><text:s text:c="9"/><text:tab/><text:tab/>POP <text:s text:c="4"/>DE <text:s text:c="11"/>; restore the address of the beginning of the line</text:p>
      <text:p text:style-name="Standard"><text:s text:c="9"/><text:tab/><text:tab/>LD <text:s text:c="5"/>A,H <text:s text:c="10"/>; check if it's time for us to scroll</text:p>
      <text:p text:style-name="Standard"><text:s text:c="9"/><text:tab/><text:tab/>CP <text:s text:c="5"/>#58 <text:s text:c="10"/>; (moved all 23 rows)</text:p>
      <text:p text:style-name="Standard"><text:s text:c="9"/><text:tab/><text:tab/>JR <text:s text:c="5"/>NC,LP_SSU2 <text:s text:c="3"/>; if yes, go to clear</text:p>
      <text:p text:style-name="Standard"><text:s text:c="9"/><text:tab/><text:tab/>INC <text:s text:c="4"/>D <text:s text:c="12"/>; ---------------------------------;</text:p>
      <text:p text:style-name="Standard"><text:s text:c="9"/><text:tab/><text:tab/>LD <text:s text:c="5"/>A,D <text:s text:c="10"/>; DOWN_DE</text:p>
      <text:p text:style-name="Standard"><text:s text:c="9"/><text:tab/><text:tab/>AND <text:s text:c="4"/>#07 <text:s text:c="10"/>; standard sequence</text:p>
      <text:p text:style-name="Standard"><text:s text:c="9"/><text:tab/><text:tab/>JR <text:s text:c="5"/>NZ,LP_SSU1 <text:s text:c="3"/>; of commands to move to the next line</text:p>
      <text:p text:style-name="Standard"><text:s text:c="9"/><text:tab/><text:tab/>LD <text:s text:c="5"/>A,E <text:s text:c="10"/>; in the screen area</text:p>
      <text:p text:style-name="Standard"><text:s text:c="9"/><text:tab/><text:tab/>ADD <text:s text:c="4"/>A,#20 <text:s text:c="8"/>; (for register DE)</text:p>
      <text:p text:style-name="Standard"><text:s text:c="9"/><text:tab/><text:tab/>LD <text:s text:c="5"/>E,A</text:p>
      <text:p text:style-name="Standard"><text:s text:c="9"/><text:tab/><text:tab/>JR <text:s text:c="5"/>C,LP_SSU1 <text:s text:c="4"/>; input: DE - line address</text:p>
      <text:p text:style-name="Standard"><text:s text:c="9"/><text:tab/><text:tab/>LD <text:s text:c="5"/>A,D <text:s text:c="10"/>; output: DE - line address below</text:p>
      <text:p text:style-name="Standard"><text:s text:c="9"/><text:tab/><text:tab/>SUB <text:s text:c="4"/>#08 <text:s text:c="10"/>; accumulator is used</text:p>
      <text:p text:style-name="Standard"><text:s text:c="9"/><text:tab/><text:tab/>LD <text:s text:c="5"/>D,A</text:p>
      <text:p text:style-name="Standard"><text:soft-page-break/><text:s text:c="9"/><text:tab/><text:tab/>JR <text:s text:c="5"/>LP_SSU1 <text:s text:c="6"/>; ---------------------------------;</text:p>
      <text:p text:style-name="Standard">LP_SSU2: <text:tab/>XOR <text:s text:c="4"/>A <text:s text:c="12"/>; clearing the accumulator</text:p>
      <text:p text:style-name="Standard">LP_SSU3: <text:tab/>LD <text:s text:c="5"/>(DE),A <text:s text:c="7"/>; and using it -</text:p>
      <text:p text:style-name="Standard"><text:s text:c="9"/><text:tab/><text:tab/>INC <text:s text:c="4"/>E <text:s text:c="12"/>; clearing one line of the image</text:p>
      <text:p text:style-name="Standard"><text:s text:c="9"/><text:tab/><text:tab/>JR <text:s text:c="5"/>NZ,LP_SSU3 <text:s text:c="3"/>; total: 32 bytes</text:p>
      <text:p text:style-name="Standard"><text:s text:c="9"/><text:tab/><text:tab/>LD <text:s text:c="5"/>E,#E0 <text:s text:c="8"/>; jump to the next</text:p>
      <text:p text:style-name="Standard"><text:s text:c="9"/><text:tab/><text:tab/>INC <text:s text:c="4"/>D <text:s text:c="12"/>; (lower) line of the image</text:p>
      <text:p text:style-name="Standard"><text:s text:c="9"/><text:tab/><text:tab/>BIT <text:s text:c="4"/>3,D <text:s text:c="10"/>; filled the entire last row?</text:p>
      <text:p text:style-name="Standard"><text:s text:c="9"/><text:tab/><text:tab/>JR <text:s text:c="5"/>Z,LP_SSU2 <text:s text:c="4"/>; if not, continue filling</text:p>
      <text:p text:style-name="Standard"><text:s text:c="9"/><text:tab/><text:tab/>RET <text:s text:c="18"/>; exit the procedure</text:p>
      <text:p text:style-name="Standard"/>
      <text:p text:style-name="Standard">; ;-------------------------------------------</text:p>
      <text:p text:style-name="Standard">; ;Shift down one character (55&lt;=73)</text:p>
      <text:p text:style-name="Standard">; ;-------------------------------------------</text:p>
      <text:p text:style-name="P12"><text:bookmark-start text:name="SSRL_DN"/>SSRL_DN<text:bookmark-end text:name="SSRL_DN"/>: </text:p>
      <text:p text:style-name="P12"><text:s text:c="9"/><text:tab/><text:tab/>LD DE,#57FF <text:s text:c="5"/>; address of last graphics byte</text:p>
      <text:p text:style-name="Standard">LP_SSD1: <text:tab/>PUSH <text:s text:c="3"/>DE <text:s text:c="11"/>; stored line end address</text:p>
      <text:p text:style-name="Standard"><text:s text:c="9"/><text:tab/><text:tab/>LD <text:s text:c="5"/>BC,#0020 <text:s text:c="5"/>; length of one image line</text:p>
      <text:p text:style-name="Standard"><text:s text:c="9"/><text:tab/><text:tab/>LD <text:s text:c="5"/>A,E <text:s text:c="10"/>; in register HL</text:p>
      <text:p text:style-name="Standard"><text:s text:c="9"/><text:tab/><text:tab/>SUB <text:s text:c="4"/>C <text:s text:c="12"/>; we get the address</text:p>
      <text:p text:style-name="Standard"><text:s text:c="9"/><text:tab/><text:tab/>LD <text:s text:c="5"/>L,A <text:s text:c="10"/>; end of the line</text:p>
      <text:p text:style-name="Standard"><text:s text:c="9"/><text:tab/><text:tab/>LD <text:s text:c="5"/>A,D <text:s text:c="10"/>; lying above</text:p>
      <text:p text:style-name="Standard"><text:s text:c="9"/><text:tab/><text:tab/>JR <text:s text:c="5"/>NC,GO_SSDN <text:s text:c="3"/>; initial step</text:p>
      <text:p text:style-name="Standard"><text:s text:c="9"/><text:tab/><text:tab/>SUB <text:s text:c="4"/>#08 <text:s text:c="10"/>; in 8 pixels (lines):</text:p>
      <text:p text:style-name="Standard">GO_SSDN: <text:tab/>LD <text:s text:c="5"/>H,A <text:s text:c="10"/>; HL=copy from; DE=where</text:p>
      <text:p text:style-name="Standard"><text:s text:c="9"/><text:tab/><text:tab/>LDDR <text:s text:c="17"/>; transfer one line of graphics</text:p>
      <text:p text:style-name="Standard"><text:s text:c="9"/><text:tab/><text:tab/>POP <text:s text:c="4"/>DE <text:s text:c="11"/>; restore the end-of-line address</text:p>
      <text:p text:style-name="Standard"><text:s text:c="9"/><text:tab/><text:tab/>BIT <text:s text:c="4"/>6,H <text:s text:c="10"/>; if we are no longer on the screen,</text:p>
      <text:p text:style-name="Standard"><text:s text:c="9"/><text:tab/><text:tab/>JR <text:s text:c="5"/>Z,LP_SSD2 <text:s text:c="4"/>; then we move on to cleaning</text:p>
      <text:p text:style-name="Standard"><text:s text:c="9"/><text:tab/><text:tab/>LD <text:s text:c="5"/>A,D <text:s text:c="10"/>; ---------------------------------;</text:p>
      <text:p text:style-name="Standard"><text:s text:c="9"/><text:tab/><text:tab/>DEC <text:s text:c="4"/>D <text:s text:c="12"/>; UP_DE</text:p>
      <text:p text:style-name="Standard"><text:s text:c="9"/><text:tab/><text:tab/>AND <text:s text:c="4"/>#07 <text:s text:c="10"/>; standard sequence</text:p>
      <text:p text:style-name="Standard"><text:s text:c="9"/><text:tab/><text:tab/>JR <text:s text:c="5"/>NZ,LP_SSD1 <text:s text:c="3"/>; commands to go to the line</text:p>
      <text:p text:style-name="Standard"><text:s text:c="9"/><text:tab/><text:tab/>LD <text:s text:c="5"/>A,E <text:s text:c="10"/>; up in the screen area</text:p>
      <text:p text:style-name="Standard"><text:s text:c="9"/><text:tab/><text:tab/>SUB <text:s text:c="4"/>#20 <text:s text:c="10"/>; (for DE register)</text:p>
      <text:p text:style-name="Standard"><text:s text:c="9"/><text:tab/><text:tab/>LD <text:s text:c="5"/>E,A</text:p>
      <text:p text:style-name="Standard"><text:s text:c="9"/><text:tab/><text:tab/>JR <text:s text:c="5"/>C,LP_SSD1 <text:s text:c="4"/>; at the input: DE - line address</text:p>
      <text:p text:style-name="Standard"><text:s text:c="9"/><text:tab/><text:tab/>LD <text:s text:c="5"/>A,D <text:s text:c="10"/>; output: DE - line address above</text:p>
      <text:p text:style-name="Standard"><text:s text:c="9"/><text:tab/><text:tab/>ADD <text:s text:c="4"/>A,#08 <text:s text:c="8"/>; accumulator is used</text:p>
      <text:p text:style-name="Standard"><text:s text:c="8"/><text:tab/><text:tab/>LD <text:s text:c="5"/>D,A</text:p>
      <text:p text:style-name="Standard"><text:s text:c="9"/><text:tab/><text:tab/>JR <text:s text:c="5"/>LP_SSD1 <text:s text:c="6"/>; ---------------------------------;</text:p>
      <text:p text:style-name="Standard">LP_SSD2: <text:tab/>XOR <text:s text:c="4"/>A <text:s text:c="12"/>; clear accumulator</text:p>
      <text:p text:style-name="Standard">LP_SSD3: <text:tab/>LD <text:s text:c="5"/>(DE),A <text:s text:c="7"/>; clear one line of the image:</text:p>
      <text:p text:style-name="Standard"><text:s text:c="9"/><text:tab/><text:tab/>DEC <text:s text:c="4"/>E <text:s text:c="12"/>; decrement E</text:p>
      <text:p text:style-name="Standard"><text:s text:c="9"/><text:tab/><text:tab/>JR NZ,LP_SSD3 <text:s text:c="8"/>; jump to LP_SSD3 if not zero (31 bytes)</text:p>
      <text:p text:style-name="Standard"><text:s text:c="9"/><text:tab/><text:tab/>LD <text:s text:c="5"/>(DE),A <text:s text:c="7"/>; clear the first byte of the line</text:p>
      <text:p text:style-name="Standard"><text:s text:c="9"/><text:tab/><text:tab/>LD <text:s text:c="5"/>E,#1F <text:s text:c="8"/>; move to the next (upper) line</text:p>
      <text:p text:style-name="Standard"><text:soft-page-break/><text:s text:c="9"/><text:tab/><text:tab/>DEC <text:s text:c="4"/>D <text:s text:c="12"/>; decrement D</text:p>
      <text:p text:style-name="Standard"><text:s text:c="9"/><text:tab/><text:tab/>BIT <text:s text:c="4"/>6,D <text:s text:c="10"/>; have we reached the ROM?</text:p>
      <text:p text:style-name="Standard"><text:s text:c="9"/><text:tab/><text:tab/>JR <text:s text:c="5"/>NZ,LP_SSD2 <text:s text:c="3"/>; if not, continue clearing</text:p>
      <text:p text:style-name="Standard"><text:s text:c="9"/><text:tab/><text:tab/>RET <text:s text:c="18"/>; return from the procedure</text:p>
      <text:p text:style-name="Standard"/>
      <text:p text:style-name="Standard">; ;-------------------------------------------</text:p>
      <text:p text:style-name="Standard">; ;Shift left by one pixel (16&lt;=17)</text:p>
      <text:p text:style-name="Standard">; ;-------------------------------------------</text:p>
      <text:p text:style-name="P12"><text:bookmark-start text:name="PSRL_LF"/>PSRL_LF<text:bookmark-end text:name="PSRL_LF"/>: </text:p>
      <text:p text:style-name="P12"><text:tab/><text:tab/>LD <text:s text:c="5"/>HL,#57FF <text:s text:c="5"/>; address of the last byte of the graphics</text:p>
      <text:p text:style-name="Standard">LP_PSL1: <text:tab/>OR <text:s text:c="5"/>A <text:s text:c="12"/>; reset the carry flag CF</text:p>
      <text:p text:style-name="Standard"><text:s text:c="9"/><text:tab/><text:tab/>LD <text:s text:c="5"/>B,#20 <text:s text:c="8"/>; 32 bytes in one line</text:p>
      <text:p text:style-name="Standard">LP_PSL2: <text:tab/>RL <text:s text:c="5"/>(HL) <text:s text:c="9"/>; CF&lt;-[shifted byte]&lt;-CF (to the left)</text:p>
      <text:p text:style-name="Standard"><text:s text:c="9"/><text:tab/><text:tab/>DEC <text:s text:c="4"/>HL <text:s text:c="11"/>; move to the previous byte of the line</text:p>
      <text:p text:style-name="Standard"><text:s text:c="9"/><text:tab/><text:tab/>DJNZ <text:s text:c="3"/>LP_PSL2 <text:s text:c="6"/>; shift loop for one line</text:p>
      <text:p text:style-name="Standard"><text:s text:c="9"/><text:tab/><text:tab/>BIT <text:s text:c="4"/>6,H <text:s text:c="10"/>; are we still on the screen?</text:p>
      <text:p text:style-name="Standard"><text:s text:c="9"/><text:tab/><text:tab/>JR <text:s text:c="5"/>NZ,LP_PSL1 <text:s text:c="3"/>; if yes, shift the next line</text:p>
      <text:p text:style-name="Standard"><text:s text:c="9"/><text:tab/><text:tab/>RET <text:s text:c="18"/>; exit the procedure</text:p>
      <text:p text:style-name="Standard"/>
      <text:p text:style-name="Standard">; ;-------------------------------------------</text:p>
      <text:p text:style-name="Standard">; ;Shift right by one pixel (17)</text:p>
      <text:p text:style-name="Standard">; ;-------------------------------------------</text:p>
      <text:p text:style-name="P12"><text:bookmark-start text:name="PSRL_RG"/>PSRL_RG<text:bookmark-end text:name="PSRL_RG"/>: </text:p>
      <text:p text:style-name="P8"><text:s text:c="9"/><text:tab/><text:tab/>LD <text:s text:c="5"/>HL,#4000 <text:s text:c="5"/>; address of the first byte of the graphics</text:p>
      <text:p text:style-name="Standard"><text:s text:c="9"/><text:tab/><text:tab/>LD <text:s text:c="5"/>C,#C0 <text:s text:c="8"/>; shift - 192 lines</text:p>
      <text:p text:style-name="Standard">LP_PSR1: <text:tab/>OR <text:s text:c="5"/>A <text:s text:c="12"/>; CF=0 for an empty column on the left</text:p>
      <text:p text:style-name="Standard"><text:s text:c="9"/><text:tab/><text:tab/>LD <text:s text:c="5"/>B,#20 <text:s text:c="8"/>; number of bytes in one line</text:p>
      <text:p text:style-name="Standard">LP_PSR2: <text:tab/>RR <text:s text:c="5"/>(HL) <text:s text:c="9"/>; shift one byte to the right</text:p>
      <text:p text:style-name="Standard"><text:s text:c="9"/><text:tab/><text:tab/>INC <text:s text:c="4"/>HL <text:s text:c="11"/>; next byte of the image line</text:p>
      <text:p text:style-name="Standard"><text:s text:c="9"/><text:tab/><text:tab/>DJNZ <text:s text:c="3"/>LP_PSR2 <text:s text:c="6"/>; shift the entire line - 32 bytes</text:p>
      <text:p text:style-name="Standard"><text:s text:c="9"/><text:tab/><text:tab/>DEC <text:s text:c="4"/>C <text:s text:c="12"/>; decrease the line counter</text:p>
      <text:p text:style-name="Standard"><text:s text:c="9"/><text:tab/><text:tab/>JR <text:s text:c="5"/>NZ,LP_PSR1 <text:s text:c="3"/>; if all lines have been shifted, then STOP</text:p>
      <text:p text:style-name="Standard"><text:s text:c="9"/><text:tab/><text:tab/>RET <text:s text:c="18"/>; exit the procedur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 ;-------------------------------------------</text:p>
      <text:p text:style-name="Standard">: <text:s text:c="20"/>; ;Shift up one pixel (38&lt;=91)</text:p>
      <text:p text:style-name="Standard">; ;-------------------------------------------</text:p>
      <text:p text:style-name="P12"><text:bookmark-start text:name="PSRL_UP"/>PSRL_UP<text:bookmark-end text:name="PSRL_UP"/>: </text:p>
      <text:p text:style-name="P8"><text:s text:c="9"/><text:tab/><text:tab/>LD <text:s text:c="5"/>DE,#4000 <text:s text:c="5"/>; address of the first byte of the graphics</text:p>
      <text:p text:style-name="Standard"><text:s text:c="9"/><text:tab/><text:tab/>LD <text:s text:c="5"/>H,D <text:s text:c="10"/>; copied start address</text:p>
      <text:p text:style-name="Standard"><text:s text:c="9"/><text:tab/><text:tab/>LD <text:s text:c="5"/>L,E <text:s text:c="10"/>; of the graphics line to HL</text:p>
      <text:p text:style-name="Standard"><text:s text:c="9"/><text:tab/><text:tab/>LD <text:s text:c="5"/>BC,#0020 <text:s text:c="5"/>; single line size</text:p>
      <text:p text:style-name="Standard"><text:s text:c="9"/><text:tab/><text:tab/>INC <text:s text:c="4"/>H <text:s text:c="12"/>; ---------------------------------;</text:p>
      <text:p text:style-name="Standard"><text:s text:c="9"/><text:tab/><text:tab/>LD <text:s text:c="5"/>A,H <text:s text:c="10"/>; DOWN_HL</text:p>
      <text:p text:style-name="Standard"><text:s text:c="9"/><text:tab/><text:tab/>AND <text:s text:c="4"/>#07 <text:s text:c="10"/>; standard sequence</text:p>
      <text:p text:style-name="Standard"><text:s text:c="9"/><text:tab/><text:tab/>JR <text:s text:c="5"/>NZ,GO_PSUP <text:s text:c="3"/>; of commands to jump to the line</text:p>
      <text:p text:style-name="Standard"><text:s text:c="9"/><text:tab/><text:tab/>LD <text:s text:c="5"/>A,L <text:s text:c="10"/>; below in the screen area</text:p>
      <text:p text:style-name="Standard"><text:s text:c="9"/><text:tab/><text:tab/>ADD <text:s text:c="4"/>A,C <text:s text:c="10"/>; (for register HL)</text:p>
      <text:p text:style-name="Standard"><text:s text:c="9"/><text:tab/><text:tab/>LD <text:s text:c="5"/>L,A <text:s text:c="10"/>; (here ADD A,C instead of ADD A,#08)</text:p>
      <text:p text:style-name="Standard"><text:s text:c="9"/><text:tab/><text:tab/>JR <text:s text:c="5"/>C,GO_PSUP <text:s text:c="4"/>; input: HL - line address</text:p>
      <text:p text:style-name="Standard"><text:s text:c="9"/><text:tab/><text:tab/>LD <text:s text:c="5"/>A,H <text:s text:c="10"/>; output: HL - line address below</text:p>
      <text:p text:style-name="Standard"><text:s text:c="9"/><text:tab/><text:tab/>SUB <text:s text:c="4"/>#08 <text:s text:c="10"/>; accumulator is used</text:p>
      <text:p text:style-name="Standard"><text:s text:c="9"/><text:tab/><text:tab/>LD <text:s text:c="5"/>H,A <text:s text:c="10"/>; ---------------------------------;</text:p>
      <text:p text:style-name="Standard">GO_PSUP: <text:tab/>PUSH <text:s text:c="3"/>HL <text:s text:c="11"/>; save the bottom line address</text:p>
      <text:p text:style-name="Standard"><text:s text:c="9"/><text:tab/><text:tab/>LDIR <text:s text:c="17"/>; image transfer from bottom to top</text:p>
      <text:p text:style-name="P8"><text:s text:c="9"/><text:tab/><text:tab/>POP <text:s text:c="4"/>DE <text:s text:c="11"/>; DE - bottom line address</text:p>
      <text:p text:style-name="Standard"><text:s text:c="9"/><text:tab/><text:tab/>LD <text:s text:c="5"/>A,H <text:s text:c="10"/>; we are still in the graphics area</text:p>
      <text:p text:style-name="Standard"><text:s text:c="9"/><text:tab/><text:tab/>CP <text:s text:c="5"/>#58 <text:s text:c="10"/>; or have we encountered attributes?</text:p>
      <text:p text:style-name="Standard"><text:s text:c="9"/><text:tab/><text:tab/>JR <text:s text:c="5"/>C,LP_PSU1 <text:s text:c="4"/>; if still graphics, repeat</text:p>
      <text:p text:style-name="Standard"><text:s text:c="9"/><text:tab/><text:tab/>XOR <text:s text:c="4"/>A <text:s text:c="12"/>; clear the accumulator and use it to</text:p>
      <text:p text:style-name="Standard">LP_PSU2: <text:tab/>LD <text:s text:c="5"/>(DE),A <text:s text:c="7"/>; clear the</text:p>
      <text:p text:style-name="Standard"><text:s text:c="9"/><text:tab/><text:tab/>INC <text:s text:c="4"/>E <text:s text:c="12"/>; bottom line of the image</text:p>
      <text:p text:style-name="Standard"><text:s text:c="9"/><text:tab/><text:tab/>JR <text:s text:c="5"/>NZ,LP_PSU2 <text:s text:c="3"/>; after moving the screen up</text:p>
      <text:p text:style-name="Standard"><text:s text:c="9"/><text:tab/><text:tab/>RET <text:s text:c="18"/>; exit the procedur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 ;-------------------------------------------</text:p>
      <text:p text:style-name="Standard">; ;Shift down one pixel (38&lt;=90)</text:p>
      <text:p text:style-name="Standard">; ;-------------------------------------------</text:p>
      <text:p text:style-name="P7"><text:bookmark-start text:name="PSRL_DN"/><text:span text:style-name="T5">PSRL_DN</text:span><text:bookmark-end text:name="PSRL_DN"/>: </text:p>
      <text:p text:style-name="P8"><text:s text:c="9"/><text:tab/><text:tab/>LD DE,#57FF <text:s text:c="5"/>; address of the last byte of the graphics</text:p>
      <text:p text:style-name="P8">LP_PSD1:<text:tab/>LD H,D <text:s text:c="10"/>; copied the address of the last</text:p>
      <text:p text:style-name="Standard"><text:s text:c="9"/><text:tab/><text:tab/>LD L,E <text:s text:c="10"/>; byte of the line into HL</text:p>
      <text:p text:style-name="Standard"><text:s text:c="9"/><text:tab/><text:tab/>LD <text:s text:c="5"/>BC,#0020 <text:s text:c="5"/>; width of one image line</text:p>
      <text:p text:style-name="Standard"><text:s text:c="9"/><text:tab/><text:tab/>LD <text:s text:c="5"/>A,H <text:s text:c="10"/>; ---------------------------------;</text:p>
      <text:p text:style-name="Standard"><text:s text:c="9"/><text:tab/><text:tab/>DEC <text:s text:c="4"/>H <text:s text:c="12"/>; UP_HL</text:p>
      <text:p text:style-name="Standard"><text:s text:c="9"/><text:tab/><text:tab/>AND <text:s text:c="4"/>#07 <text:s text:c="10"/>; standard sequence</text:p>
      <text:p text:style-name="Standard"><text:s text:c="9"/><text:tab/><text:tab/>JR <text:s text:c="5"/>NZ,GO_PSDN <text:s text:c="3"/>; commands to go to the line</text:p>
      <text:p text:style-name="Standard"><text:s text:c="9"/><text:tab/><text:tab/>LD <text:s text:c="5"/>A,L <text:s text:c="10"/>; up in the screen area</text:p>
      <text:p text:style-name="Standard"><text:s text:c="9"/><text:tab/><text:tab/>SUB <text:s text:c="4"/>C <text:s text:c="12"/>; (for HL register)</text:p>
      <text:p text:style-name="Standard"><text:s text:c="9"/><text:tab/><text:tab/>LD <text:s text:c="5"/>L,A <text:s text:c="10"/>; (here SUB C instead of SUB #08)</text:p>
      <text:p text:style-name="Standard"><text:s text:c="9"/><text:tab/><text:tab/>JR <text:s text:c="5"/>C,GO_PSDN <text:s text:c="4"/>; at the input: HL - line address</text:p>
      <text:p text:style-name="Standard"><text:s text:c="9"/><text:tab/><text:tab/>LD <text:s text:c="5"/>A,H <text:s text:c="10"/>; output: HL - line address above</text:p>
      <text:p text:style-name="Standard"><text:s text:c="9"/><text:tab/><text:tab/>ADD <text:s text:c="4"/>A,#08 <text:s text:c="8"/>; accumulator is used</text:p>
      <text:p text:style-name="Standard"><text:s text:c="9"/><text:tab/><text:tab/>LD <text:s text:c="5"/>H,A <text:s text:c="10"/>; ---------------------------------;</text:p>
      <text:p text:style-name="Standard">GO_PSDN: <text:tab/>PUSH <text:s text:c="3"/>HL <text:s text:c="11"/>; save the top line address</text:p>
      <text:p text:style-name="Standard"><text:s text:c="9"/><text:tab/><text:tab/>LDDR <text:s text:c="17"/>; copy 1 line from top to bottom</text:p>
      <text:p text:style-name="Standard"><text:s text:c="9"/><text:tab/><text:tab/>POP <text:s text:c="4"/>DE <text:s text:c="11"/>; top line address has become current</text:p>
      <text:p text:style-name="Standard"><text:s text:c="9"/><text:tab/><text:tab/>BIT <text:s text:c="4"/>6,H <text:s text:c="10"/>; until we reach the ROM</text:p>
      <text:p text:style-name="Standard"><text:s text:c="9"/><text:tab/><text:tab/>JR <text:s text:c="5"/>NZ,LP_PSD1 <text:s text:c="3"/>; continue the loop through the lines</text:p>
      <text:p text:style-name="Standard"><text:s text:c="9"/><text:tab/><text:tab/>XOR <text:s text:c="4"/>A <text:s text:c="12"/>; clear the accumulator</text:p>
      <text:p text:style-name="Standard">LP_PSD2: <text:tab/>LD <text:s text:c="5"/>(DE),A <text:s text:c="7"/>; clear the top line</text:p>
      <text:p text:style-name="Standard"><text:s text:c="9"/><text:tab/><text:tab/>DEC <text:s text:c="4"/>E <text:s text:c="12"/>; of the image after shifting</text:p>
      <text:p text:style-name="Standard"><text:s text:c="9"/><text:tab/><text:tab/>JR <text:s text:c="5"/>NZ,LP_PSD2 <text:s text:c="3"/>; the entire screen down</text:p>
      <text:p text:style-name="Standard"><text:s text:c="9"/><text:tab/><text:tab/>LD <text:s text:c="5"/>(DE),A <text:s text:c="7"/>; clear the very first byte</text:p>
      <text:p text:style-name="Standard"><text:s text:c="9"/><text:tab/><text:tab/>RET <text:s text:c="18"/>; exit the procedur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 ;-------------------------------------------</text:p>
      <text:p text:style-name="Standard">; ;Merge images (17&lt;=21)</text:p>
      <text:p text:style-name="Standard">; ;-------------------------------------------</text:p>
      <text:p text:style-name="P13"><text:bookmark-start text:name="SCR_MRG"/>SCR_MRG<text:bookmark-end text:name="SCR_MRG"/>: </text:p>
      <text:p text:style-name="P13"><text:tab/><text:tab/>LD HL,(CONSTS) <text:s text:c="2"/>; took the image address from the cell</text:p>
      <text:p text:style-name="Standard"><text:tab/><text:tab/>LD DE,#4000 <text:s text:c="5"/>; screen area address</text:p>
      <text:p text:style-name="Standard">LP_SCRM:<text:tab/>LD A,(DE) <text:s text:c="7"/>; screen image byte</text:p>
      <text:p text:style-name="Standard"><text:tab/><text:tab/>OR (HL) <text:s text:c="9"/>; "merged" with the picture byte in memory</text:p>
      <text:p text:style-name="Standard"><text:tab/><text:tab/>LD (DE),A <text:s text:c="7"/>; and placed back on the screen</text:p>
      <text:p text:style-name="Standard"><text:tab/><text:tab/>INC HL <text:s text:c="11"/>; next byte of the image in memory</text:p>
      <text:p text:style-name="Standard"><text:tab/><text:tab/>INC DE <text:s text:c="11"/>; next byte of screen area</text:p>
      <text:p text:style-name="Standard"><text:tab/><text:tab/>LD A,D <text:s text:c="10"/>; end check</text:p>
      <text:p text:style-name="Standard"><text:tab/><text:tab/>CP #58 <text:s text:c="10"/>; screen area</text:p>
      <text:p text:style-name="Standard"><text:tab/><text:tab/>JR C,LP_SCRM <text:s text:c="4"/>; if not finished, then repeat</text:p>
      <text:p text:style-name="Standard"><text:tab/><text:tab/>RET <text:s text:c="18"/>; exit the procedure</text:p>
      <text:p text:style-name="Standard"/>
      <text:p text:style-name="Standard">; ;-------------------------------------------</text:p>
      <text:p text:style-name="Standard">; ;Invert screen (12&lt;=18)</text:p>
      <text:p text:style-name="Standard">; ;-------------------------------------------</text:p>
      <text:p text:style-name="P15"><text:bookmark-start text:name="SCR_INV"/>SCR_INV<text:bookmark-end text:name="SCR_INV"/>: </text:p>
      <text:p text:style-name="P15"><text:tab/><text:tab/>LD <text:s text:c="5"/>HL,#57FF <text:s text:c="5"/>; last byte of the screen area</text:p>
      <text:p text:style-name="Standard">LP_SCRI: <text:tab/>LD <text:s text:c="5"/>A,(HL) <text:s text:c="7"/>; take image byte from screen</text:p>
      <text:p text:style-name="Standard"><text:s text:c="9"/><text:tab/><text:tab/>CPL <text:s text:c="18"/>; invert it</text:p>
      <text:p text:style-name="Standard"><text:s text:c="9"/><text:tab/><text:tab/>LD <text:s text:c="5"/>(HL),A <text:s text:c="7"/>; and put it back</text:p>
      <text:p text:style-name="Standard"><text:s text:c="9"/><text:tab/><text:tab/>DEC <text:s text:c="4"/>HL <text:s text:c="11"/>; moving to the beginning of the area</text:p>
      <text:p text:style-name="Standard"><text:s text:c="9"/><text:tab/><text:tab/>BIT <text:s text:c="4"/>6,H <text:s text:c="10"/>; if "crosses" the beginning,,</text:p>
      <text:p text:style-name="Standard"><text:s text:c="9"/><text:tab/><text:tab/>JR <text:s text:c="5"/>NZ,LP_SCRI <text:s text:c="3"/>; then STOP, otherwise loop</text:p>
      <text:p text:style-name="Standard"><text:s text:c="9"/><text:tab/><text:tab/>RET <text:s text:c="18"/>; exit the procedure</text:p>
      <text:p text:style-name="Standard"/>
      <text:p text:style-name="Standard">; ;-------------------------------------------</text:p>
      <text:p text:style-name="Standard">; ;Invert character vertically (20)</text:p>
      <text:p text:style-name="Standard">; ;-------------------------------------------</text:p>
      <text:p text:style-name="P15"><text:bookmark-start text:name="SINV_UD"/>SINV_UD<text:bookmark-end text:name="SINV_UD"/>: </text:p>
      <text:p text:style-name="P15"><text:tab/><text:tab/>LD <text:s text:c="5"/>HL,(CONSTS) <text:s text:c="2"/>; take the address from the variable</text:p>
      <text:p text:style-name="Standard"><text:s text:c="9"/><text:tab/><text:tab/>LD <text:s text:c="5"/>D,H <text:s text:c="10"/>; save this</text:p>
      <text:p text:style-name="Standard"><text:s text:c="9"/><text:tab/><text:tab/>LD <text:s text:c="5"/>E,L <text:s text:c="10"/>; address in DE</text:p>
      <text:p text:style-name="Standard"><text:s text:c="9"/><text:tab/><text:tab/>LD <text:s text:c="5"/>B,#08 <text:s text:c="8"/>; in a symbol - 8 bytes</text:p>
      <text:p text:style-name="Standard">LP_SIU1: <text:tab/>LD <text:s text:c="5"/>A,(HL) <text:s text:c="7"/>; take one byte of the character</text:p>
      <text:p text:style-name="Standard"><text:s text:c="9"/><text:tab/><text:tab/>PUSH <text:s text:c="3"/>AF <text:s text:c="11"/>; and push it onto the stack</text:p>
      <text:p text:style-name="Standard"><text:s text:c="9"/><text:tab/><text:tab/>INC <text:s text:c="4"/>HL <text:s text:c="11"/>; move to next character byte</text:p>
      <text:p text:style-name="Standard"><text:s text:c="9"/><text:tab/><text:tab/>DJNZ <text:s text:c="3"/>LP_SIU1 <text:s text:c="6"/>; repeat the cycle for eight bytes</text:p>
      <text:p text:style-name="Standard"><text:s text:c="9"/><text:tab/><text:tab/>LD <text:s text:c="5"/>B,#08 <text:s text:c="8"/>; how many bytes we will read</text:p>
      <text:p text:style-name="Standard">LP_SIU2: <text:tab/>POP <text:s text:c="4"/>AF <text:s text:c="11"/>; pop a byte from the stack and back</text:p>
      <text:p text:style-name="Standard"><text:s text:c="9"/><text:tab/><text:tab/>LD <text:s text:c="5"/>(DE),A <text:s text:c="7"/>; in nom order we write into the symbol</text:p>
      <text:p text:style-name="Standard"><text:s text:c="9"/><text:tab/><text:tab/>INC <text:s text:c="4"/>DE <text:s text:c="11"/>; next character byte</text:p>
      <text:p text:style-name="Standard"><text:s text:c="9"/><text:tab/><text:tab/>DJNZ <text:s text:c="3"/>LP_SIU2 <text:s text:c="6"/>; rotate the loop eight times</text:p>
      <text:p text:style-name="Standard"><text:s text:c="9"/><text:tab/><text:tab/>RET <text:s text:c="18"/>; exit the procedure</text:p>
      <text:p text:style-name="Standard"><text:soft-page-break/>; ;-------------------------------------------</text:p>
      <text:p text:style-name="Standard">; ;Invert character horizontally (17&lt;=19)</text:p>
      <text:p text:style-name="Standard">; ;-------------------------------------------</text:p>
      <text:p text:style-name="P15"><text:bookmark-start text:name="SINV_LR"/>SINV_LR<text:bookmark-end text:name="SINV_LR"/>: </text:p>
      <text:p text:style-name="P15"><text:tab/><text:tab/>LD <text:s text:c="5"/>HL,(CONSTS) <text:s text:c="2"/>; take the address from the variable</text:p>
      <text:p text:style-name="Standard"><text:s text:c="9"/><text:tab/><text:tab/>LD <text:s text:c="5"/>B,#08 <text:s text:c="8"/>; modify: 8 bytes</text:p>
      <text:p text:style-name="Standard">LP_SIL1: <text:tab/>LD <text:s text:c="5"/>A,#01 <text:s text:c="8"/>; set zero bit A to 1</text:p>
      <text:p text:style-name="Standard">LP_SIL2: <text:tab/>RR <text:s text:c="5"/>(HL) <text:s text:c="9"/>; rotate the symbol byte to the right</text:p>
      <text:p text:style-name="Standard"><text:s text:c="9"/><text:tab/><text:tab/>RLA <text:s text:c="18"/>; and accumlator - to the left (via CF)</text:p>
      <text:p text:style-name="Standard"><text:s text:c="9"/><text:tab/><text:tab/>JR <text:s text:c="5"/>NC,LP_SIL2 <text:s text:c="3"/>; until the zero bit is in CF</text:p>
      <text:p text:style-name="Standard"><text:s text:c="9"/><text:tab/><text:tab/>LD <text:s text:c="5"/>(HL),A <text:s text:c="7"/>; write the changed byte</text:p>
      <text:p text:style-name="Standard"><text:s text:c="9"/><text:tab/><text:tab/>INC <text:s text:c="4"/>HL <text:s text:c="11"/>; next character byte</text:p>
      <text:p text:style-name="Standard"><text:s text:c="9"/><text:tab/><text:tab/>DJNZ <text:s text:c="3"/>LP_SIL1 <text:s text:c="6"/>; repeat the cycle 8 times</text:p>
      <text:p text:style-name="Standard"><text:s text:c="9"/><text:tab/><text:tab/>RET <text:s text:c="18"/>; exit procedure</text:p>
      <text:p text:style-name="Standard"/>
      <text:p text:style-name="Standard">; ;-------------------------------------------</text:p>
      <text:p text:style-name="Standard">; ;Rotate the character clockwise (26&lt;=42)</text:p>
      <text:p text:style-name="Standard">; ;-------------------------------------------</text:p>
      <text:p text:style-name="P16"><text:bookmark-start text:name="SROTATE"/>SROTATE<text:bookmark-end text:name="SROTATE"/>: </text:p>
      <text:p text:style-name="P16"><text:tab/><text:tab/>LD <text:s text:c="5"/>HL,(CONSTS) <text:s text:c="2"/>; take the address from the variable</text:p>
      <text:p text:style-name="Standard"><text:s text:c="9"/><text:tab/><text:tab/>LD <text:s text:c="5"/>B,#08 <text:s text:c="8"/>; 8 vertical columns per character</text:p>
      <text:p text:style-name="Standard">LP_SRO1: <text:tab/>PUSH <text:s text:c="3"/>HL <text:s text:c="11"/>; save address on stack</text:p>
      <text:p text:style-name="Standard"><text:s text:c="9"/><text:tab/><text:tab/>LD <text:s text:c="5"/>A,#80 <text:s text:c="8"/>; turned on the 7th bit in the accumulator</text:p>
      <text:p text:style-name="Standard">LP_SRO2: <text:tab/>RR <text:s text:c="5"/>(HL) <text:s text:c="9"/>; rotate the character bytes to the right</text:p>
      <text:p text:style-name="Standard"><text:s text:c="9"/><text:tab/><text:tab/>RRA <text:s text:c="18"/>; and one bit from each byte</text:p>
      <text:p text:style-name="Standard"><text:s text:c="9"/><text:tab/><text:tab/>INC <text:s text:c="4"/>HL <text:s text:c="11"/>; gradually fill the accumulator</text:p>
      <text:p text:style-name="Standard"><text:s text:c="9"/><text:tab/><text:tab/>JR <text:s text:c="5"/>NC,LP_SRO2 <text:s text:c="3"/>; so far 7 on. bit won't hit CF</text:p>
      <text:p text:style-name="Standard"><text:s text:c="9"/><text:tab/><text:tab/>POP <text:s text:c="4"/>HL <text:s text:c="11"/>; restore the symbol address</text:p>
      <text:p text:style-name="Standard"><text:s text:c="9"/><text:tab/><text:tab/>PUSH <text:s text:c="3"/>AF <text:s text:c="11"/>; vertical character column - onto the stack</text:p>
      <text:p text:style-name="Standard"><text:s text:c="9"/><text:tab/><text:tab/>DJNZ <text:s text:c="3"/>LP_SRO1 <text:s text:c="6"/>; rotate the loop according to the number of columns</text:p>
      <text:p text:style-name="Standard"><text:s text:c="9"/><text:tab/><text:tab/>LD <text:s text:c="5"/>B,#08 <text:s text:c="8"/>; columns became lines - bytes</text:p>
      <text:p text:style-name="Standard">LP_SRO3: <text:tab/>POP AF <text:s text:c="15"/>; pop a byte from the stack</text:p>
      <text:p text:style-name="Standard"><text:s text:c="9"/><text:tab/><text:tab/>LD <text:s text:c="5"/>(HL),A <text:s text:c="7"/>; and this is a new line of the symbol</text:p>
      <text:p text:style-name="Standard"><text:s text:c="9"/><text:tab/><text:tab/>INC HL <text:s text:c="15"/>; next character byte</text:p>
      <text:p text:style-name="Standard"><text:s text:c="9"/><text:tab/><text:tab/>DJNZ <text:s text:c="3"/>LP_SRO3 <text:s text:c="6"/>; repeat by number of lines (8 bytes)</text:p>
      <text:p text:style-name="Standard"><text:s text:c="9"/><text:tab/><text:tab/>RET <text:s text:c="18"/>; exit procedur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 ;-------------------------------------------</text:p>
      <text:p text:style-name="Standard">; ;Attribute change (16&lt;=21)</text:p>
      <text:p text:style-name="Standard">; ;-------------------------------------------</text:p>
      <text:p text:style-name="P16"><text:bookmark-start text:name="ACHANGE"/>ACHANGE<text:bookmark-end text:name="ACHANGE"/>: </text:p>
      <text:p text:style-name="P16"><text:tab/><text:tab/>LD <text:s text:c="5"/>HL,(CONSTS) <text:s text:c="2"/>; L - mask (AND), H - additive (OR)</text:p>
      <text:p text:style-name="Standard"><text:s text:c="9"/><text:tab/><text:tab/>LD <text:s text:c="5"/>DE,#5AFF <text:s text:c="5"/>; last byte of the attribute area</text:p>
      <text:p text:style-name="Standard">LP_ACHN: <text:tab/>LD <text:s text:c="5"/>A,(DE) <text:s text:c="7"/>; take the current attribute value</text:p>
      <text:p text:style-name="Standard"><text:s text:c="9"/><text:tab/><text:tab/>AND <text:s text:c="4"/>L <text:s text:c="12"/>; discarded extra bits</text:p>
      <text:p text:style-name="Standard"><text:s text:c="9"/><text:tab/><text:tab/>OR <text:s text:c="5"/>H <text:s text:c="12"/>; add necessary bits</text:p>
      <text:p text:style-name="Standard"><text:s text:c="9"/><text:tab/><text:tab/>LD <text:s text:c="5"/>(DE),A <text:s text:c="7"/>; and write it back to the original location</text:p>
      <text:p text:style-name="Standard"><text:s text:c="9"/><text:tab/><text:tab/>DEC <text:s text:c="4"/>DE <text:s text:c="11"/>; moving to the beginning of the attributes</text:p>
      <text:p text:style-name="Standard"><text:s text:c="9"/><text:tab/><text:tab/>BIT <text:s text:c="4"/>3,D <text:s text:c="10"/>; are there more attributes left?</text:p>
      <text:p text:style-name="Standard"><text:s text:c="9"/><text:tab/><text:tab/>JR <text:s text:c="5"/>NZ,LP_ACHN <text:s text:c="3"/>; if not, then loop</text:p>
      <text:p text:style-name="Standard"><text:s text:c="9"/><text:tab/><text:tab/>RET <text:s text:c="18"/>; exit procedure</text:p>
      <text:p text:style-name="Standard"/>
      <text:p text:style-name="Standard">; ;-------------------------------------------</text:p>
      <text:p text:style-name="Standard">; ;Attribute replacement (18&lt;=22)</text:p>
      <text:p text:style-name="Standard">; ;-------------------------------------------</text:p>
      <text:p text:style-name="P17"><text:bookmark-start text:name="AREPLC"/>AREPLC<text:bookmark-end text:name="AREPLC"/>: <text:s/></text:p>
      <text:p text:style-name="P17"><text:tab/><text:tab/>LD <text:s text:c="5"/>DE,(CONSTS) <text:s text:c="2"/>; E - what to look for, D - what to replace</text:p>
      <text:p text:style-name="Standard"><text:s text:c="9"/><text:tab/><text:tab/>LD <text:s text:c="5"/>HL,#5AFF <text:s text:c="5"/>; last byte of the attribute area</text:p>
      <text:p text:style-name="Standard">LP_ARPL: <text:tab/>LD <text:s text:c="5"/>A,(HL) <text:s text:c="7"/>; take the current attribute value</text:p>
      <text:p text:style-name="Standard"><text:s text:c="9"/><text:tab/><text:tab/>CP <text:s text:c="5"/>E <text:s text:c="12"/>; is it the one we're looking for?</text:p>
      <text:p text:style-name="Standard"><text:s text:c="9"/><text:tab/><text:tab/>JR <text:s text:c="5"/>NZ,GO_ARPL <text:s text:c="3"/>; no, skip the change</text:p>
      <text:p text:style-name="Standard"><text:s text:c="9"/><text:tab/><text:tab/>LD <text:s text:c="5"/>(HL),D <text:s text:c="7"/>; yes, change it to the new value</text:p>
      <text:p text:style-name="Standard">GO_ARPL: <text:tab/>DEC HL <text:s text:c="15"/>; move towards the beginning of the attribute area</text:p>
      <text:p text:style-name="Standard"><text:s text:c="9"/><text:tab/><text:tab/>BIT <text:s text:c="4"/>3,H <text:s text:c="10"/>; are there more attributes left?</text:p>
      <text:p text:style-name="Standard"><text:s text:c="9"/><text:tab/><text:tab/>JR <text:s text:c="5"/>NZ,LP_ARPL <text:s text:c="3"/>; if not, then loop</text:p>
      <text:p text:style-name="Standard"><text:s text:c="9"/><text:tab/><text:tab/>RET <text:s text:c="18"/>; exit procedure</text:p>
      <text:p text:style-name="Standard"/>
      <text:p text:style-name="Standard">; ;-------------------------------------------</text:p>
      <text:p text:style-name="Standard">; ;Painting the outline (123&lt;=263)</text:p>
      <text:p text:style-name="Standard">; ; 123=88+35 - together with the POINT procedure</text:p>
      <text:p text:style-name="Standard">; ;-------------------------------------------</text:p>
      <text:p text:style-name="Standard"><text:bookmark-start text:name="PAINT"/>PAINT<text:bookmark-end text:name="PAINT"/>: <text:s text:c="2"/><text:tab/>LD <text:s text:c="5"/>HL,(CONSTS) <text:s text:c="2"/>; coordinates of the starting point</text:p>
      <text:p text:style-name="Standard"><text:s text:c="9"/><text:tab/><text:tab/>LD <text:s text:c="5"/>A,H <text:s text:c="10"/>; check the Y coordinate for the output</text:p>
      <text:p text:style-name="Standard"><text:s text:c="9"/><text:tab/><text:tab/>CP <text:s text:c="5"/>#C0 <text:s text:c="10"/>; off screen:</text:p>
      <text:p text:style-name="Standard"><text:s text:c="9"/><text:tab/><text:tab/>RET <text:s text:c="4"/>NC <text:s text:c="11"/>; if Y&gt;=192, then exit</text:p>
      <text:p text:style-name="Standard"><text:s text:c="9"/><text:tab/><text:tab/>SBC <text:s text:c="4"/>A,A <text:s text:c="10"/>; because CF=1, then SBC A,A gives A=#FF -</text:p>
      <text:p text:style-name="Standard"><text:s text:c="9"/><text:tab/><text:tab/>PUSH <text:s text:c="3"/>AF <text:s text:c="11"/>; this will be the end of stack pointer</text:p>
      <text:p text:style-name="Standard"><text:s text:c="9"/><text:tab/><text:tab/>PUSH <text:s text:c="3"/>HL <text:s text:c="11"/>; save the coordinates of the first point</text:p>
      <text:p text:style-name="Standard">LP_PNT1: <text:tab/>POP <text:s text:c="4"/>DE <text:s text:c="11"/>; take X,Y of the next point from the stack</text:p>
      <text:p text:style-name="Standard"><text:s text:c="9"/><text:tab/><text:tab/>INC <text:s text:c="4"/>D <text:s text:c="12"/>; if Y=#FF, then the stack is exhausted,</text:p>
      <text:p text:style-name="Standard"><text:s text:c="9"/><text:tab/><text:tab/>RET <text:s text:c="4"/>Z <text:s text:c="12"/>; and then we exit the procedure</text:p>
      <text:p text:style-name="Standard"><text:s text:c="9"/><text:tab/><text:tab/>DEC <text:s text:c="4"/>D <text:s text:c="12"/>; restore original Y value</text:p>
      <text:p text:style-name="Standard"><text:s text:c="9"/><text:tab/><text:tab/>CALL POINT <text:s text:c="11"/>; check the point with coordinates (E,D)</text:p>
      <text:p text:style-name="Standard"><text:s text:c="9"/><text:tab/><text:tab/>JR <text:s text:c="5"/>NZ,LP_PNT1 <text:s text:c="3"/>; if it is enabled, then go to the next</text:p>
      <text:p text:style-name="Standard"><text:soft-page-break/><text:s text:c="9"/><text:tab/><text:tab/>EX AF,AF <text:s text:c="13"/>; ;A'=0, CF=0 - auxiliary. signs</text:p>
      <text:p text:style-name="Standard">LP_PNT2: <text:tab/>LD <text:s text:c="5"/>A,E <text:s text:c="10"/>; take X coordinate</text:p>
      <text:p text:style-name="Standard"><text:s text:c="9"/><text:tab/><text:tab/>OR <text:s text:c="5"/>A <text:s text:c="12"/>; if it is equal to zero,</text:p>
      <text:p text:style-name="Standard"><text:s text:c="9"/><text:tab/><text:tab/>JR <text:s text:c="5"/>Z,GO_PNT1 <text:s text:c="4"/>; then jump back</text:p>
      <text:p text:style-name="Standard"><text:s text:c="9"/><text:tab/><text:tab/>DEC <text:s text:c="4"/>E <text:s text:c="12"/>; otherwise - decrease the X coordinate</text:p>
      <text:p text:style-name="Standard"><text:s text:c="9"/><text:tab/><text:tab/>CALL POINT <text:s text:c="11"/>; and check the previous point</text:p>
      <text:p text:style-name="Standard"><text:s text:c="9"/><text:tab/><text:tab/>JR <text:s text:c="5"/>Z,LP_PNT2 <text:s text:c="4"/>; if "no obstacle", repeat</text:p>
      <text:p text:style-name="Standard">LP_PNT3: <text:tab/>INC <text:s text:c="4"/>E <text:s text:c="12"/>; move to the point on the right (X=X+1)</text:p>
      <text:p text:style-name="Standard"><text:s text:c="9"/><text:tab/><text:tab/>JR <text:s text:c="5"/>Z,LP_PNT1 <text:s text:c="4"/>; if X&gt;255, then next. point from stack</text:p>
      <text:p text:style-name="Standard">GO_PNT1: <text:tab/>CALL <text:s text:c="3"/>POINT <text:s text:c="8"/>; check the next right point</text:p>
      <text:p text:style-name="Standard"><text:s text:c="9"/><text:tab/><text:tab/>JR <text:s text:c="5"/>NZ,LP_PNT1 <text:s text:c="3"/>; if enabled, then next. from the stack</text:p>
      <text:p text:style-name="Standard"><text:s text:c="9"/><text:tab/><text:tab/>LD <text:s text:c="5"/>A,(HL) <text:s text:c="7"/>; if the point is not set,</text:p>
      <text:p text:style-name="Standard"><text:s text:c="9"/><text:tab/><text:tab/>OR <text:s text:c="5"/>C <text:s text:c="12"/>; then take a byte from the screen, turn it on</text:p>
      <text:p text:style-name="Standard"><text:s text:c="9"/><text:tab/><text:tab/>LD <text:s text:c="5"/>(HL),A <text:s text:c="7"/>; the desired bit and put it back</text:p>
      <text:p text:style-name="Standard"><text:s text:c="9"/><text:tab/><text:tab/>LD <text:s text:c="5"/>A,D <text:s text:c="10"/>; check the Y coordinate:</text:p>
      <text:p text:style-name="Standard"><text:s text:c="9"/><text:tab/><text:tab/>OR <text:s text:c="5"/>A <text:s text:c="12"/>; if it is zero,</text:p>
      <text:p text:style-name="Standard"><text:s text:c="9"/><text:tab/><text:tab/>JR <text:s text:c="5"/>Z,GO_PNT4 <text:s text:c="4"/>; then we don’t check while lying down. above the line</text:p>
      <text:p text:style-name="Standard"><text:s text:c="9"/><text:tab/><text:tab/>DEC <text:s text:c="4"/>D <text:s text:c="12"/>; go to line above (Y=Y-1)</text:p>
      <text:p text:style-name="Standard"><text:s text:c="9"/><text:tab/><text:tab/>CALL <text:s text:c="3"/>POINT <text:s text:c="8"/>; checking the overlying point</text:p>
      <text:p text:style-name="Standard"><text:s text:c="9"/><text:tab/><text:tab/>JR <text:s text:c="5"/>Z,GO_PNT2 <text:s text:c="4"/>; if not enabled, then transition</text:p>
      <text:p text:style-name="Standard"><text:s text:c="9"/><text:tab/><text:tab/>EX AF,AF <text:s text:c="13"/>; take auxiliary flags</text:p>
      <text:p text:style-name="Standard"><text:s text:c="9"/><text:tab/><text:tab/>LD <text:s text:c="5"/>A,B <text:s text:c="10"/>; allowed to save the point in the stack</text:p>
      <text:p text:style-name="Standard"><text:s text:c="9"/><text:tab/><text:tab/>JR <text:s text:c="5"/>GO_PNT3 <text:s text:c="6"/>; continue</text:p>
      <text:p text:style-name="Standard">GO_PNT2: <text:tab/>EX AF,AF <text:s text:c="13"/>; take auxiliary flags</text:p>
      <text:p text:style-name="Standard"><text:s text:c="9"/><text:tab/><text:tab/>INC <text:s text:c="4"/>A <text:s text:c="12"/>; if A&gt;0, then it is prohibited</text:p>
      <text:p text:style-name="Standard"><text:s text:c="9"/><text:tab/><text:tab/>DEC <text:s text:c="4"/>A <text:s text:c="12"/>; to save the coordinates of the new</text:p>
      <text:p text:style-name="Standard"><text:s text:c="9"/><text:tab/><text:tab/>JR <text:s text:c="5"/>NZ,GO_PNT3 <text:s text:c="3"/>; points in the stack -&gt; jump over</text:p>
      <text:p text:style-name="Standard"><text:s text:c="9"/><text:tab/><text:tab/>LD <text:s text:c="5"/>A,C <text:s text:c="10"/>; otherwise, we prohibit saving the coordinates</text:p>
      <text:p text:style-name="Standard"><text:s text:c="9"/><text:tab/><text:tab/>PUSH <text:s text:c="3"/>DE <text:s text:c="11"/>; but push one onto the stack</text:p>
      <text:p text:style-name="Standard">GO_PNT3: <text:tab/>EX AF,AF <text:s text:c="13"/>; save auxiliary flags</text:p>
      <text:p text:style-name="Standard"><text:s text:c="9"/><text:tab/><text:tab/>INC <text:s text:c="4"/>D <text:s text:c="12"/>; return to the bottom line</text:p>
      <text:p text:style-name="Standard">GO_PNT4: <text:tab/>LD <text:s text:c="5"/>A,D <text:s text:c="10"/>; check the Y coordinate:</text:p>
      <text:p text:style-name="Standard"><text:s text:c="9"/><text:tab/><text:tab/>CP <text:s text:c="5"/>#BF <text:s text:c="10"/>; if - last (lower does not happen),</text:p>
      <text:p text:style-name="Standard"><text:s text:c="9"/><text:tab/><text:tab/>JR <text:s text:c="5"/>NC,LP_PNT3 <text:s text:c="3"/>; then go to next. point to the right</text:p>
      <text:p text:style-name="Standard"><text:s text:c="9"/><text:tab/><text:tab/>INC <text:s text:c="4"/>D <text:s text:c="12"/>; otherwise - go down to the line below</text:p>
      <text:p text:style-name="Standard"><text:s text:c="9"/><text:tab/><text:tab/>CALL <text:s text:c="3"/>POINT <text:s text:c="8"/>; check the underlying point</text:p>
      <text:p text:style-name="Standard"><text:s text:c="9"/><text:tab/><text:tab/>JR <text:s text:c="5"/>Z,GO_PNT5 <text:s text:c="4"/>; if not enabled, then transition</text:p>
      <text:p text:style-name="Standard"><text:s text:c="9"/><text:tab/><text:tab/>EX AF,AF <text:s text:c="13"/>; take auxiliary flags</text:p>
      <text:p text:style-name="Standard"><text:s text:c="9"/><text:tab/><text:tab/>AND <text:s text:c="4"/>A <text:s text:c="12"/>; allowed to remember the point on the stack</text:p>
      <text:p text:style-name="Standard"><text:s text:c="9"/><text:tab/><text:tab/>JR <text:s text:c="5"/>GO_PNT6 <text:s text:c="6"/>; continue</text:p>
      <text:p text:style-name="Standard">GO_PNT5: <text:tab/>EX AF,AF <text:s text:c="13"/>; take auxiliary flags</text:p>
      <text:p text:style-name="Standard"><text:s text:c="9"/><text:tab/><text:tab/>JR <text:s text:c="5"/>C,GO_PNT6 <text:s text:c="4"/>; if you can’t save, then go</text:p>
      <text:p text:style-name="Standard"><text:s text:c="9"/><text:tab/><text:tab/>SCF <text:s text:c="18"/>; prohibit storing point on stack</text:p>
      <text:p text:style-name="Standard"><text:s text:c="9"/><text:tab/><text:tab/>PUSH <text:s text:c="3"/>DE <text:s text:c="11"/>; but we push one point onto the stack</text:p>
      <text:p text:style-name="Standard">GO_PNT6: <text:tab/>EX AF,AF <text:s text:c="13"/>; saved auxiliary flags</text:p>
      <text:p text:style-name="Standard"><text:s text:c="9"/><text:tab/><text:tab/>DEC <text:s text:c="4"/>D <text:s text:c="12"/>; return to the top line</text:p>
      <text:p text:style-name="Standard"><text:s text:c="9"/><text:tab/><text:tab/>JR <text:s text:c="5"/>LP_PNT3 <text:s text:c="6"/>; go to next point on the right</text:p>
      <text:p text:style-name="Standard"><text:soft-page-break/>; ;-------------------------------------------</text:p>
      <text:p text:style-name="Standard">; ;Checking the status of the point and calculating the address on the screen (35&lt;=70)</text:p>
      <text:p text:style-name="Standard">; ;-------------------------------------------</text:p>
      <text:p text:style-name="Standard">; if the point is turned off, then ZF=1 (Z)</text:p>
      <text:p text:style-name="Standard">; otherwise ZF=0 (NZ)</text:p>
      <text:p text:style-name="Standard"><text:bookmark-start text:name="POINT"/>POINT<text:bookmark-end text:name="POINT"/>: <text:s text:c="2"/><text:tab/>LD <text:s text:c="5"/>B,#07 <text:s text:c="8"/>; frequently used mask (#07)</text:p>
      <text:p text:style-name="Standard"><text:s text:c="9"/><text:tab/><text:tab/>LD <text:s text:c="5"/>A,D <text:s text:c="10"/>; take Y-coordinate</text:p>
      <text:p text:style-name="Standard"><text:s text:c="9"/><text:tab/><text:tab/>RRA <text:s text:c="18"/>; divide it by 8</text:p>
      <text:p text:style-name="Standard"><text:s text:c="9"/><text:tab/><text:tab/>SCF <text:s text:c="18"/>; and start forming</text:p>
      <text:p text:style-name="Standard"><text:s text:c="9"/><text:tab/><text:tab/>RRA <text:s text:c="18"/>; high byte</text:p>
      <text:p text:style-name="Standard"><text:s text:c="9"/><text:tab/><text:tab/>RRA <text:s text:c="18"/>; pixel addresses</text:p>
      <text:p text:style-name="Standard"><text:s text:c="9"/><text:tab/><text:tab/>AND <text:s text:c="4"/>#5F <text:s text:c="10"/>; in the screen (register H):</text:p>
      <text:p text:style-name="Standard"><text:s text:c="9"/><text:tab/><text:tab/>LD <text:s text:c="5"/>H,A <text:s text:c="10"/>; %010yyyyy</text:p>
      <text:p text:style-name="Standard"><text:s text:c="9"/><text:tab/><text:tab/>XOR <text:s text:c="4"/>E <text:s text:c="12"/>; next we form</text:p>
      <text:p text:style-name="Standard"><text:s text:c="9"/><text:tab/><text:tab/>AND <text:s text:c="4"/>B <text:s text:c="12"/>; low byte</text:p>
      <text:p text:style-name="Standard"><text:s text:c="9"/><text:tab/><text:tab/>XOR <text:s text:c="4"/>E <text:s text:c="12"/>; addresses</text:p>
      <text:p text:style-name="Standard"><text:s text:c="9"/><text:tab/><text:tab/>RRCA <text:s text:c="17"/>; pixel</text:p>
      <text:p text:style-name="Standard"><text:s text:c="9"/><text:tab/><text:tab/>RRCA <text:s text:c="17"/>; on the screen</text:p>
      <text:p text:style-name="Standard"><text:s text:c="9"/><text:tab/><text:tab/>RRCA <text:s text:c="17"/>; (register L):</text:p>
      <text:p text:style-name="Standard"><text:s text:c="9"/><text:tab/><text:tab/>LD <text:s text:c="5"/>L,A <text:s text:c="10"/>; %yyyxxxxx</text:p>
      <text:p text:style-name="Standard"><text:s text:c="9"/><text:tab/><text:tab/>LD <text:s text:c="5"/>A,D <text:s text:c="10"/>; finish</text:p>
      <text:p text:style-name="Standard"><text:s text:c="9"/><text:tab/><text:tab/>XOR <text:s text:c="4"/>H <text:s text:c="12"/>; formation</text:p>
      <text:p text:style-name="Standard"><text:s text:c="9"/><text:tab/><text:tab/>AND <text:s text:c="4"/>B <text:s text:c="12"/>; high byte</text:p>
      <text:p text:style-name="Standard"><text:s text:c="9"/><text:tab/><text:tab/>XOR <text:s text:c="4"/>H <text:s text:c="12"/>; pixel addresses</text:p>
      <text:p text:style-name="Standard"><text:s text:c="9"/><text:tab/><text:tab/>LD <text:s text:c="5"/>H,A <text:s text:c="10"/>; in the screen (register H)</text:p>
      <text:p text:style-name="Standard"/>
      <text:p text:style-name="Standard">POINTLP: <text:tab/>LD <text:s text:c="5"/>A,E <text:s text:c="10"/>; begin to form</text:p>
      <text:p text:style-name="Standard"><text:s text:c="9"/><text:tab/><text:tab/>AND <text:s text:c="4"/>B <text:s text:c="12"/>; pixel mask in byte</text:p>
      <text:p text:style-name="Standard"><text:s text:c="9"/><text:tab/><text:tab/>LD <text:s text:c="5"/>B,A <text:s text:c="10"/>; images (corresponding</text:p>
      <text:p text:style-name="Standard"><text:s text:c="9"/><text:tab/><text:tab/>LD <text:s text:c="5"/>A,#80 <text:s text:c="8"/>; bit is on). Turn on the 7th bit</text:p>
      <text:p text:style-name="Standard"><text:s text:c="9"/><text:tab/><text:tab/>JR <text:s text:c="5"/>Z,GO_PNT <text:s text:c="5"/>; if this is just what you need,</text:p>
      <text:p text:style-name="Standard">LP_PNT: <text:s/><text:tab/>RRCA <text:s text:c="17"/>; then we jump over the shift</text:p>
      <text:p text:style-name="Standard"><text:s text:c="9"/><text:tab/><text:tab/>DJNZ <text:s text:c="3"/>LP_PNT <text:s text:c="7"/>; bit on right</text:p>
      <text:p text:style-name="Standard">GO_PNT: <text:s/><text:tab/>LD <text:s text:c="5"/>C,A <text:s text:c="10"/>; save the mask on. bit in reg. C</text:p>
      <text:p text:style-name="Standard"><text:s text:c="9"/><text:tab/><text:tab/>AND <text:s text:c="4"/>(HL) <text:s text:c="9"/>; check the pixel on the screen</text:p>
      <text:p text:style-name="Standard"><text:s text:c="9"/><text:tab/><text:tab/>RET <text:s text:c="18"/>; exit procedur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 ;-------------------------------------------</text:p>
      <text:p text:style-name="Standard">; Building templates (98&lt;=196)</text:p>
      <text:p text:style-name="Standard">; 98+35=133 - together with the POINT procedure</text:p>
      <text:p text:style-name="Standard">; ;-------------------------------------------</text:p>
      <text:p text:style-name="Standard"/>
      <text:p text:style-name="Standard"><text:bookmark-start text:name="PFIGURE"/>PFIGURE<text:bookmark-end text:name="PFIGURE"/>: <text:tab/>LD DE,(CONSTS) <text:s text:c="7"/>; coordinates of the starting point</text:p>
      <text:p text:style-name="Standard"><text:s text:c="9"/><text:tab/><text:tab/>LD HL,(23627) <text:s text:c="8"/>; start address of BASIC variables</text:p>
      <text:p text:style-name="Standard">LP_PFG1: <text:tab/>LD A,(HL) <text:s text:c="12"/>; first byte of some variable</text:p>
      <text:p text:style-name="Standard"><text:s text:c="9"/><text:tab/><text:tab/>INC HL <text:s text:c="15"/>; go to next byte</text:p>
      <text:p text:style-name="Standard"><text:s text:c="9"/><text:tab/><text:tab/>LD BC,#0012 <text:s text:c="10"/>; size of loop variable FOR...NEXT</text:p>
      <text:p text:style-name="Standard"><text:s text:c="9"/><text:tab/><text:tab/>CP #E0 <text:s text:c="15"/>; found the FOR...NEXT loop variable?</text:p>
      <text:p text:style-name="Standard"><text:s text:c="9"/><text:tab/><text:tab/>JR NC,GO_PFG2 <text:s text:c="8"/>; if yes, then go to next. AC</text:p>
      <text:p text:style-name="Standard"><text:s text:c="9"/><text:tab/><text:tab/>CP #80 <text:s text:c="15"/>; run out of BASIC variables?</text:p>
      <text:p text:style-name="Standard"><text:s text:c="9"/><text:tab/><text:tab/>RET Z <text:s text:c="16"/>; if yes, then exit the procedure</text:p>
      <text:p text:style-name="Standard"><text:s text:c="9"/><text:tab/><text:tab/>LD C,#05 <text:s text:c="13"/>; number length AC with one character</text:p>
      <text:p text:style-name="Standard"><text:s text:c="9"/><text:tab/><text:tab/>JR NC,GO_PFG3 <text:s text:c="8"/>; array or number lane from several Sim.</text:p>
      <text:p text:style-name="Standard"><text:s text:c="9"/><text:tab/><text:tab/>CP #60 <text:s text:c="15"/>; variable number with one character in the name?</text:p>
      <text:p text:style-name="Standard"><text:s text:c="9"/><text:tab/><text:tab/>JR NC,GO_PFG2 <text:s text:c="8"/>; yes, move to next variable</text:p>
      <text:p text:style-name="Standard"><text:s text:c="9"/><text:tab/><text:tab/>CP "A" <text:s text:c="15"/>; character variable name (A$)</text:p>
      <text:p text:style-name="Standard"><text:s text:c="9"/><text:tab/><text:tab/>JR Z,GO_PFG4 <text:s text:c="9"/>; hurray, we finally found it!!!</text:p>
      <text:p text:style-name="Standard">GO_PFG1: <text:tab/>LD C,(HL) <text:s text:c="12"/>; we get</text:p>
      <text:p text:style-name="Standard"><text:s text:c="9"/><text:tab/><text:tab/>INC HL <text:s text:c="15"/>; size of the study</text:p>
      <text:p text:style-name="Standard"><text:s text:c="9"/><text:tab/><text:tab/>LD B,(HL) <text:s text:c="12"/>; variable</text:p>
      <text:p text:style-name="Standard"><text:s text:c="9"/><text:tab/><text:tab/>INC HL <text:s text:c="15"/>; in bytes and,</text:p>
      <text:p text:style-name="Standard">GO_PFG2: <text:tab/>ADD HL,BC <text:s text:c="12"/>; adding to the address,</text:p>
      <text:p text:style-name="Standard"><text:s text:c="9"/><text:tab/><text:tab/>JR LP_PFG1 <text:s text:c="11"/>; move on to the next variable</text:p>
      <text:p text:style-name="Standard">GO_PFG3: <text:tab/>BIT 5,A <text:s text:c="14"/>; array variable?</text:p>
      <text:p text:style-name="Standard"><text:s text:c="9"/><text:tab/><text:tab/>JR Z,GO_PFG1 <text:s text:c="9"/>; yes, let's jump over it</text:p>
      <text:p text:style-name="Standard">LP_PFG2: <text:tab/>BIT 7,(HL) <text:s text:c="11"/>; check for the end of the name number. lane</text:p>
      <text:p text:style-name="Standard"><text:s text:c="9"/><text:tab/><text:tab/>INC HL <text:s text:c="15"/>; next name byte</text:p>
      <text:p text:style-name="Standard"><text:s text:c="9"/><text:tab/><text:tab/>JR NZ,GO_PFG1 <text:s text:c="8"/>; name ended, transition</text:p>
      <text:p text:style-name="Standard"><text:s text:c="9"/><text:tab/><text:tab/>JR LP_PFG2 <text:s text:c="11"/>; continue to view the name</text:p>
      <text:p text:style-name="Standard">GO_PFG4: <text:tab/>LD C,(HL) <text:s text:c="12"/>; took the length of the found</text:p>
      <text:p text:style-name="Standard"><text:s text:c="9"/><text:tab/><text:tab/>INC HL <text:s text:c="15"/>; string variable</text:p>
      <text:p text:style-name="Standard"><text:s text:c="9"/><text:tab/><text:tab/>LD B,(HL) <text:s text:c="12"/>; with data according to the template</text:p>
      <text:p text:style-name="Standard">LP_PFG3: <text:tab/>INC HL <text:s text:c="15"/>; next pattern data character</text:p>
      <text:p text:style-name="Standard"><text:s text:c="9"/><text:tab/><text:tab/>LD A,B <text:s text:c="15"/>; checking to see if we have exhausted</text:p>
      <text:p text:style-name="Standard"><text:s text:c="9"/><text:tab/><text:tab/>OR C <text:s text:c="17"/>; Are we all data according to a template?</text:p>
      <text:p text:style-name="Standard"><text:s text:c="9"/><text:tab/><text:tab/>RET Z <text:s text:c="16"/>; if yes (length=0), then exit</text:p>
      <text:p text:style-name="Standard"><text:s text:c="9"/><text:tab/><text:tab/>DEC BC <text:s text:c="15"/>; reduced length</text:p>
      <text:p text:style-name="Standard"><text:s text:c="9"/><text:tab/><text:tab/>LD A,(HL) <text:s text:c="12"/>; took the pattern data symbol</text:p>
      <text:p text:style-name="Standard"><text:s text:c="9"/><text:tab/><text:tab/>CP "0" <text:s text:c="15"/>; and not "should I put an end to it"?</text:p>
      <text:p text:style-name="Standard"><text:s text:c="9"/><text:tab/><text:tab/>JR NZ,GO_PFG6 <text:s text:c="8"/>; if not, go to continuation</text:p>
      <text:p text:style-name="Standard"><text:s text:c="9"/><text:tab/><text:tab/>LD A,D <text:s text:c="15"/>; y-coordinate of the current point</text:p>
      <text:p text:style-name="Standard"><text:s text:c="9"/><text:tab/><text:tab/>CP #C0 <text:s text:c="15"/>; if extends beyond the bottom edge</text:p>
      <text:p text:style-name="Standard"><text:s text:c="9"/><text:tab/><text:tab/>JR NC,LP_PFG3 <text:s text:c="8"/>; screen, then we don’t depict the dot</text:p>
      <text:p text:style-name="Standard"><text:s text:c="9"/><text:tab/><text:tab/>PUSH HL <text:s text:c="14"/>; otherwise, save some</text:p>
      <text:p text:style-name="Standard"><text:soft-page-break/><text:s text:c="9"/><text:tab/><text:tab/>PUSH BC <text:s text:c="14"/>; registers so as not to spoil</text:p>
      <text:p text:style-name="Standard"><text:s text:c="9"/><text:tab/><text:tab/>CALL POINT <text:s text:c="11"/>; call the point checking procedure</text:p>
      <text:p text:style-name="Standard"><text:s text:c="9"/><text:tab/><text:tab/>LD A,(HL) <text:s text:c="12"/>; based on calculated values</text:p>
      <text:p text:style-name="Standard"><text:s text:c="9"/><text:tab/><text:tab/>OR C <text:s text:c="17"/>; draw a dot on the screen</text:p>
      <text:p text:style-name="Standard"><text:s text:c="9"/><text:tab/><text:tab/>LD (HL),A <text:s text:c="12"/>; using the fact that HL=address,</text:p>
      <text:p text:style-name="Standard"><text:s text:c="9"/><text:tab/><text:tab/>POP BC <text:s text:c="15"/>; and register C contains the dot mask</text:p>
      <text:p text:style-name="Standard"><text:s text:c="9"/><text:tab/><text:tab/>POP HL <text:s text:c="15"/>; restore saved registers</text:p>
      <text:p text:style-name="Standard"><text:s text:c="9"/><text:tab/><text:tab/>JR LP_PFG3 <text:s text:c="11"/>; processing next. pattern symbol</text:p>
      <text:p text:style-name="Standard">GO_PFG6: <text:tab/>SUB "5" <text:s text:c="14"/>; move the pen to the left?</text:p>
      <text:p text:style-name="Standard"><text:s text:c="9"/><text:tab/><text:tab/>JR NZ,GO_PFG7 <text:s text:c="8"/>; if not, then leave everything as is</text:p>
      <text:p text:style-name="Standard"><text:s text:c="9"/><text:tab/><text:tab/>DEC E <text:s text:c="16"/>; otherwise - reduce x-coordinate</text:p>
      <text:p text:style-name="Standard">GO_PFG7: <text:tab/>DEC A <text:s text:c="16"/>; are we moving down?</text:p>
      <text:p text:style-name="Standard"><text:s text:c="9"/><text:tab/><text:tab/>JR NZ,GO_PFG8 <text:s text:c="8"/>; no, transition</text:p>
      <text:p text:style-name="Standard"><text:s text:c="9"/><text:tab/><text:tab/>INC D <text:s text:c="16"/>; yes, increase the y-coordinate</text:p>
      <text:p text:style-name="Standard">GO_PFG8: <text:tab/>DEC A <text:s text:c="16"/>; direction "up"?</text:p>
      <text:p text:style-name="Standard"><text:s text:c="9"/><text:tab/><text:tab/>JR NZ,GO_PFG9 <text:s text:c="8"/>; no, let's jump over</text:p>
      <text:p text:style-name="Standard"><text:s text:c="9"/><text:tab/><text:tab/>DEC D <text:s text:c="16"/>; yes, reduce the y-coordinate</text:p>
      <text:p text:style-name="Standard">GO_PFG9: <text:tab/>DEC A <text:s text:c="16"/>; maybe you need to move to the right?</text:p>
      <text:p text:style-name="Standard"><text:s text:c="9"/><text:tab/><text:tab/>JR NZ,LP_PFG3 <text:s text:c="8"/>; no, go to next. symbol template</text:p>
      <text:p text:style-name="Standard"><text:s text:c="9"/><text:tab/><text:tab/>INC E <text:s text:c="16"/>; yes, increase the x-coordinate</text:p>
      <text:p text:style-name="Standard"><text:s text:c="9"/><text:tab/><text:tab/>JR LP_PFG3 <text:s text:c="11"/>; and move on to the next one. symbol template</text:p>
      <text:p text:style-name="Standard"/>
      <text:p text:style-name="Standard">; ;-------------------------------------------</text:p>
      <text:p text:style-name="Standard">; Screen enlargement and copying (174&lt;=335)</text:p>
      <text:p text:style-name="Standard">; 174+35=209 - together with the POINT procedure</text:p>
      <text:p text:style-name="Standard">; ;-------------------------------------------</text:p>
      <text:p text:style-name="Standard">PSCALER: <text:tab/>LD HL,(CONSTS+4) <text:s text:c="5"/>; ;scale of magnification in x and y</text:p>
      <text:p text:style-name="Standard"><text:s text:c="9"/><text:tab/><text:tab/>INC L <text:s text:c="16"/>; x-coordinate check</text:p>
      <text:p text:style-name="Standard"><text:s text:c="9"/><text:tab/><text:tab/>DEC <text:s text:c="4"/>L <text:s text:c="12"/>; to zero value</text:p>
      <text:p text:style-name="Standard"><text:s text:c="9"/><text:tab/><text:tab/>RET <text:s text:c="4"/>Z <text:s text:c="12"/>; if equal to 0, then error (output)</text:p>
      <text:p text:style-name="Standard"><text:s text:c="9"/><text:tab/><text:tab/>INC <text:s text:c="4"/>H <text:s text:c="12"/>; y-coordinate check</text:p>
      <text:p text:style-name="Standard"><text:s text:c="9"/><text:tab/><text:tab/>DEC <text:s text:c="4"/>H <text:s text:c="12"/>; to zero value</text:p>
      <text:p text:style-name="Standard"><text:s text:c="9"/><text:tab/><text:tab/>RET <text:s text:c="4"/>Z <text:s text:c="12"/>; if equal to 0, then error (output)</text:p>
      <text:p text:style-name="Standard"><text:s text:c="9"/><text:tab/><text:tab/>LD <text:s text:c="5"/>HL,(CONSTS+6) ; new x-,y-coordinates (“to”)</text:p>
      <text:p text:style-name="Standard"><text:s text:c="9"/><text:tab/><text:tab/>LD <text:s text:c="5"/>A,#BF <text:s text:c="8"/>; maximum possible y-coordinate</text:p>
      <text:p text:style-name="Standard"><text:s text:c="9"/><text:tab/><text:tab/>CP <text:s text:c="5"/>H <text:s text:c="12"/>; checking the new y-coordinate</text:p>
      <text:p text:style-name="Standard"><text:s text:c="9"/><text:tab/><text:tab/>RET <text:s text:c="4"/>C <text:s text:c="12"/>; if not on the screen - exit</text:p>
      <text:p text:style-name="Standard"><text:s text:c="9"/><text:tab/><text:tab/>LD <text:s text:c="5"/>HL,(CONSTS) <text:s text:c="2"/>; x1-,y1-coordinates ("from")</text:p>
      <text:p text:style-name="Standard"><text:s text:c="9"/><text:tab/><text:tab/>CP <text:s text:c="5"/>H <text:s text:c="12"/>; check if y1 is included in the screen</text:p>
      <text:p text:style-name="Standard"><text:s text:c="9"/><text:tab/><text:tab/>RET <text:s text:c="4"/>C <text:s text:c="12"/>; if behind the screen, then exit</text:p>
      <text:p text:style-name="Standard"><text:s text:c="9"/><text:tab/><text:tab/>LD <text:s text:c="5"/>DE,(CONSTS+2) ; x2-,y2-coordinates ("from")</text:p>
      <text:p text:style-name="Standard"><text:s text:c="9"/><text:tab/><text:tab/>CP <text:s text:c="5"/>D <text:s text:c="12"/>; is y2 in the screen?</text:p>
      <text:p text:style-name="Standard"><text:s text:c="9"/><text:tab/><text:tab/>RET <text:s text:c="4"/>C <text:s text:c="12"/>; if not, then exit the procedure</text:p>
      <text:p text:style-name="Standard"><text:s text:c="9"/><text:tab/><text:tab/>LD <text:s text:c="5"/>A,E <text:s text:c="10"/>; coordinate x2</text:p>
      <text:p text:style-name="Standard"><text:s text:c="9"/><text:tab/><text:tab/>CP <text:s text:c="5"/>L <text:s text:c="12"/>; compared with coordinate x1</text:p>
      <text:p text:style-name="Standard"><text:s text:c="9"/><text:tab/><text:tab/>JR <text:s text:c="5"/>NC,GO_PSC1 <text:s text:c="3"/>; if L&lt;E, then everything is fine</text:p>
      <text:p text:style-name="Standard"><text:s text:c="9"/><text:tab/><text:tab/>EX <text:s text:c="5"/>DE,HL <text:s text:c="8"/>; otherwise - swapped them</text:p>
      <text:p text:style-name="Standard"><text:soft-page-break/>GO_PSC1: <text:tab/>LD A, D <text:s text:c="14"/>; y2 coordinate</text:p>
      <text:p text:style-name="Standard"><text:s text:c="9"/><text:tab/><text:tab/>CP <text:s text:c="5"/>H <text:s text:c="12"/>; compared with coordinate y1</text:p>
      <text:p text:style-name="Standard"><text:s text:c="9"/><text:tab/><text:tab/>JR NC, GO_PSC2 <text:s text:c="7"/>; if H&lt;D, then jump over</text:p>
      <text:p text:style-name="Standard"><text:s text:c="9"/><text:tab/><text:tab/>LD <text:s text:c="5"/>D,H <text:s text:c="10"/>; otherwise, we change</text:p>
      <text:p text:style-name="Standard"><text:s text:c="9"/><text:tab/><text:tab/>LD <text:s text:c="5"/>H,A <text:s text:c="10"/>; their places</text:p>
      <text:p text:style-name="Standard">GO_PSC2: <text:tab/>LD A,D <text:s text:c="15"/>; ;largest of y-coordinates</text:p>
      <text:p text:style-name="Standard"><text:s text:c="9"/><text:tab/><text:tab/>SUB H <text:s text:c="16"/>; subtract the smaller y-coordinate</text:p>
      <text:p text:style-name="Standard"><text:s text:c="9"/><text:tab/><text:tab/>INC <text:s text:c="4"/>A <text:s text:c="12"/>; and add 1</text:p>
      <text:p text:style-name="Standard"><text:s text:c="9"/><text:tab/><text:tab/>EXX <text:s text:c="18"/>; switched to alternative registers</text:p>
      <text:p text:style-name="Standard"><text:s text:c="9"/><text:tab/><text:tab/>LD <text:s text:c="5"/>B,A <text:s text:c="10"/>; y offset value (height)</text:p>
      <text:p text:style-name="Standard"><text:s text:c="9"/><text:tab/><text:tab/>EXX <text:s text:c="18"/>; back to main registers</text:p>
      <text:p text:style-name="Standard"><text:s text:c="9"/><text:tab/><text:tab/>LD <text:s text:c="5"/>A,E <text:s text:c="10"/>; largest of x-coordinates</text:p>
      <text:p text:style-name="Standard"><text:s text:c="9"/><text:tab/><text:tab/>SUB <text:s text:c="4"/>L <text:s text:c="12"/>; subtract the smaller x-coordinate</text:p>
      <text:p text:style-name="Standard"><text:s text:c="9"/><text:tab/><text:tab/>INC <text:s text:c="4"/>A <text:s text:c="12"/>; added one</text:p>
      <text:p text:style-name="Standard"><text:s text:c="9"/><text:tab/><text:tab/>EXX <text:s text:c="18"/>; changed the set of registers</text:p>
      <text:p text:style-name="Standard"><text:s text:c="9"/><text:tab/><text:tab/>LD <text:s text:c="5"/>C,A <text:s text:c="10"/>; x offset value (width)</text:p>
      <text:p text:style-name="Standard"><text:s text:c="9"/><text:tab/><text:tab/>EXX <text:s text:c="18"/>; back to basics set of registers</text:p>
      <text:p text:style-name="Standard"><text:s text:c="9"/><text:tab/><text:tab/>PUSH <text:s text:c="3"/>AF <text:s text:c="11"/>; threw one byte onto the stack (any)</text:p>
      <text:p text:style-name="Standard"><text:s text:c="9"/><text:tab/><text:tab/>INC <text:s text:c="4"/>SP <text:s text:c="11"/>; - this is necessary for completion</text:p>
      <text:p text:style-name="Standard"><text:s text:c="9"/><text:tab/><text:tab/>LD <text:s text:c="5"/>C,#08 <text:s text:c="8"/>; number of bits in one byte</text:p>
      <text:p text:style-name="Standard">LP_PSC1: <text:tab/>LD <text:s text:c="5"/>A,E <text:s text:c="10"/>; stored in an alternative register</text:p>
      <text:p text:style-name="Standard"><text:s text:c="9"/><text:tab/><text:tab/>EX AF,AF <text:s text:c="13"/>; coord. x end of line</text:p>
      <text:p text:style-name="Standard">LP_PSC2: <text:tab/>PUSH <text:s text:c="3"/>HL <text:s text:c="11"/>; remember registers HL, BC on the stack</text:p>
      <text:p text:style-name="Standard"><text:s text:c="9"/><text:tab/><text:tab/>PUSH <text:s text:c="3"/>BC <text:s text:c="11"/>; so as not to spoil</text:p>
      <text:p text:style-name="Standard"><text:s text:c="9"/><text:tab/><text:tab/>CALL <text:s text:c="3"/>POINT <text:s text:c="8"/>; calling the point checking procedure</text:p>
      <text:p text:style-name="Standard"><text:s text:c="9"/><text:tab/><text:tab/>POP <text:s text:c="4"/>BC <text:s text:c="11"/>; restoring registers</text:p>
      <text:p text:style-name="Standard"><text:s text:c="9"/><text:tab/><text:tab/>POP <text:s text:c="4"/>HL <text:s text:c="11"/>; registers BC, HL from the stack</text:p>
      <text:p text:style-name="Standard"><text:s text:c="9"/><text:tab/><text:tab/>ADD <text:s text:c="4"/>A,#FF <text:s text:c="8"/>; if A&gt;0, then the CF flag will turn on</text:p>
      <text:p text:style-name="Standard"><text:s text:c="9"/><text:tab/><text:tab/>RR <text:s text:c="5"/>B <text:s text:c="12"/>; “place” this bit into register B</text:p>
      <text:p text:style-name="Standard"><text:s text:c="9"/><text:tab/><text:tab/>DEC <text:s text:c="4"/>C <text:s text:c="12"/>; Decrement the bit counter</text:p>
      <text:p text:style-name="Standard"><text:s text:c="9"/><text:tab/><text:tab/>JR <text:s text:c="5"/>NZ,GO_PSC3 <text:s text:c="3"/>; if not zero, then jump over</text:p>
      <text:p text:style-name="Standard"><text:s text:c="9"/><text:tab/><text:tab/>PUSH <text:s text:c="3"/>BC <text:s text:c="11"/>; otherwise, throw it onto the stack</text:p>
      <text:p text:style-name="Standard"><text:s text:c="9"/><text:tab/><text:tab/>INC <text:s text:c="4"/>SP <text:s text:c="11"/>; register B (1 byte only)</text:p>
      <text:p text:style-name="Standard"><text:s text:c="9"/><text:tab/><text:tab/>LD <text:s text:c="5"/>C,#08 <text:s text:c="8"/>; and set the bit counter</text:p>
      <text:p text:style-name="Standard">GO_PSC3: <text:tab/>LD <text:s text:c="5"/>A,E <text:s text:c="10"/>; current x-coordinate</text:p>
      <text:p text:style-name="Standard"><text:s text:c="9"/><text:tab/><text:tab/>DEC <text:s text:c="4"/>E <text:s text:c="12"/>; moving along the line to the left</text:p>
      <text:p text:style-name="Standard"><text:s text:c="9"/><text:tab/><text:tab/>CP <text:s text:c="5"/>L <text:s text:c="12"/>; end of line check</text:p>
      <text:p text:style-name="Standard"><text:s text:c="9"/><text:tab/><text:tab/>JR <text:s text:c="5"/>NZ,LP_PSC2 <text:s text:c="3"/>; rotate the loop along the line</text:p>
      <text:p text:style-name="Standard"><text:s text:c="9"/><text:tab/><text:tab/>EX AF,AF <text:s text:c="13"/>; restore the value</text:p>
      <text:p text:style-name="Standard"><text:s text:c="9"/><text:tab/><text:tab/>LD <text:s text:c="5"/>E,A <text:s text:c="10"/>; x-coordinates from alternate A</text:p>
      <text:p text:style-name="Standard"><text:s text:c="9"/><text:tab/><text:tab/>LD <text:s text:c="5"/>A,D <text:s text:c="10"/>; current y-coordinate</text:p>
      <text:p text:style-name="Standard"><text:s text:c="9"/><text:tab/><text:tab/>DEC <text:s text:c="4"/>D <text:s text:c="12"/>; moving up the lines</text:p>
      <text:p text:style-name="Standard"><text:s text:c="9"/><text:tab/><text:tab/>CP <text:s text:c="5"/>H <text:s text:c="12"/>; was that the last line?</text:p>
      <text:p text:style-name="Standard"><text:s text:c="9"/><text:tab/><text:tab/>JR <text:s text:c="5"/>NZ,LP_PSC1 <text:s text:c="3"/>; if not, then cycle along the lines</text:p>
      <text:p text:style-name="Standard"><text:s text:c="9"/><text:tab/><text:tab/>LD <text:s text:c="5"/>A,#08 <text:s text:c="8"/>; number of bits in a byte</text:p>
      <text:p text:style-name="Standard"><text:s text:c="9"/><text:tab/><text:tab/>SUB <text:s text:c="4"/>C <text:s text:c="12"/>; A=number of filled bits in reg. B</text:p>
      <text:p text:style-name="Standard"><text:s text:c="9"/><text:tab/><text:tab/>JR <text:s text:c="5"/>NZ,GO_PSC4 <text:s text:c="3"/>; if not zero, then jump over</text:p>
      <text:p text:style-name="Standard"><text:soft-page-break/><text:s text:c="9"/><text:tab/><text:tab/>LD <text:s text:c="5"/>A,C <text:s text:c="10"/>; A=C=8 - number of bits in a byte</text:p>
      <text:p text:style-name="Standard"><text:s text:c="9"/><text:tab/><text:tab/>DEC <text:s text:c="4"/>SP <text:s text:c="11"/>; remove the last one from the stack</text:p>
      <text:p text:style-name="Standard"><text:s text:c="9"/><text:tab/><text:tab/>POP <text:s text:c="4"/>BC <text:s text:c="11"/>; byte thrown there</text:p>
      <text:p text:style-name="Standard">GO_PSC4: <text:tab/>LD <text:s text:c="5"/>C,A <text:s text:c="10"/>; how many bits of data are in the sequence? byte</text:p>
      <text:p text:style-name="Standard"><text:s text:c="9"/><text:tab/><text:tab/>LD <text:s text:c="5"/>DE,(CONSTS+6) ; new x-,y-coordinates (“to”)</text:p>
      <text:p text:style-name="Standard">LP_PSC3: <text:tab/>LD <text:s text:c="5"/>A,E <text:s text:c="10"/>; save the x-coordinate of the beginning</text:p>
      <text:p text:style-name="Standard"><text:s text:c="9"/><text:tab/><text:tab/>EX AF,AF <text:s text:c="13"/>; ; image lines in A'</text:p>
      <text:p text:style-name="Standard"><text:s text:c="9"/><text:tab/><text:tab/>EXX <text:s text:c="18"/>; switch to alternate registers</text:p>
      <text:p text:style-name="Standard"><text:s text:c="9"/><text:tab/><text:tab/>LD <text:s text:c="5"/>E,C <text:s text:c="10"/>; this will be a counter of points by x</text:p>
      <text:p text:style-name="Standard">LP_PSC4: <text:tab/>EXX <text:s text:c="18"/>; back to basics set of registers</text:p>
      <text:p text:style-name="Standard"><text:s text:c="9"/><text:tab/><text:tab/>EX AF,AF <text:s text:c="13"/>; transition to alternative flag. register</text:p>
      <text:p text:style-name="Standard"><text:s text:c="9"/><text:tab/><text:tab/>RLC <text:s text:c="4"/>B <text:s text:c="12"/>; flag CF - output/not_out. point</text:p>
      <text:p text:style-name="Standard"><text:s text:c="9"/><text:tab/><text:tab/>EX AF,AF <text:s text:c="13"/>; returned to normal flags</text:p>
      <text:p text:style-name="Standard"><text:s text:c="9"/><text:tab/><text:tab/>PUSH <text:s text:c="3"/>BC <text:s text:c="11"/>; save the data byte and count. bits</text:p>
      <text:p text:style-name="Standard"><text:s text:c="9"/><text:tab/><text:tab/>LD <text:s text:c="5"/>HL,(CONSTS+4) ; scale of magnification in x and y</text:p>
      <text:p text:style-name="Standard"><text:s text:c="9"/><text:tab/><text:tab/>LD <text:s text:c="5"/>B,H <text:s text:c="10"/>; maintained the scale of increase</text:p>
      <text:p text:style-name="Standard"><text:s text:c="9"/><text:tab/><text:tab/>LD <text:s text:c="5"/>C,L <text:s text:c="10"/>; in registers C and B (x and y)</text:p>
      <text:p text:style-name="Standard"><text:s text:c="9"/><text:tab/><text:tab/>PUSH DE <text:s text:c="14"/>; save the coordinates (cycle along the lines)</text:p>
      <text:p text:style-name="Standard">LP_PSC5: <text:tab/>PUSH <text:s text:c="3"/>DE <text:s text:c="11"/>; save the coordinates (cycle by points)</text:p>
      <text:p text:style-name="Standard">LP_PSC6: <text:tab/>PUSH <text:s text:c="3"/>HL <text:s text:c="11"/>; save registers HL and BC</text:p>
      <text:p text:style-name="Standard"><text:s text:c="9"/><text:tab/><text:tab/>PUSH <text:s text:c="3"/>BC <text:s text:c="11"/>; before calling the POINT procedure</text:p>
      <text:p text:style-name="Standard"><text:s text:c="9"/><text:tab/><text:tab/>CALL <text:s text:c="3"/>POINT <text:s text:c="8"/>; calculation of address on screen and mask</text:p>
      <text:p text:style-name="Standard"><text:s text:c="9"/><text:tab/><text:tab/>LD <text:s text:c="5"/>A,C <text:s text:c="10"/>; point mask (bit enabled)</text:p>
      <text:p text:style-name="Standard"><text:s text:c="9"/><text:tab/><text:tab/>POP <text:s text:c="4"/>BC <text:s text:c="11"/>; restored BC from the stack</text:p>
      <text:p text:style-name="Standard"><text:s text:c="9"/><text:tab/><text:tab/>EX AF,AF <text:s text:c="13"/>; check the alternative flag CF</text:p>
      <text:p text:style-name="Standard"><text:s text:c="9"/><text:tab/><text:tab/>JR <text:s text:c="5"/>C,GO_PSC5 <text:s text:c="4"/>; if it is turned on, then jump over</text:p>
      <text:p text:style-name="Standard"><text:s text:c="9"/><text:tab/><text:tab/>EX AF,AF <text:s text:c="13"/>; save this CF flag</text:p>
      <text:p text:style-name="Standard"><text:s text:c="9"/><text:tab/><text:tab/>CPL <text:s text:c="18"/>; invert the point bit mask</text:p>
      <text:p text:style-name="Standard"><text:s text:c="9"/><text:tab/><text:tab/>AND <text:s text:c="4"/>(HL) <text:s text:c="9"/>; and use it to reset the pixel</text:p>
      <text:p text:style-name="Standard"><text:s text:c="9"/><text:tab/><text:tab/>JR <text:s text:c="5"/>GO_PSC6 <text:s text:c="6"/>; transition to continuation</text:p>
      <text:p text:style-name="Standard">GO_PSC5: <text:tab/>EX AF,AF <text:s text:c="13"/>; make the CF flag alternate again</text:p>
      <text:p text:style-name="Standard"><text:s text:c="9"/><text:tab/><text:tab/>OR <text:s text:c="5"/>(HL) <text:s text:c="9"/>; turn on the pixel</text:p>
      <text:p text:style-name="Standard">GO_PSC6: <text:tab/>LD (HL),A <text:s text:c="12"/>; writing the modified byte to the screen</text:p>
      <text:p text:style-name="Standard"><text:s text:c="9"/><text:tab/><text:tab/>POP HL <text:s text:c="15"/>; ;restore HL (scale count)</text:p>
      <text:p text:style-name="Standard"><text:s text:c="9"/><text:tab/><text:tab/>INC E <text:s text:c="16"/>; jump to next point on the screen line</text:p>
      <text:p text:style-name="Standard"><text:s text:c="9"/><text:tab/><text:tab/>DEC <text:s text:c="4"/>L <text:s text:c="12"/>; decrease the x scale counter</text:p>
      <text:p text:style-name="Standard"><text:s text:c="9"/><text:tab/><text:tab/>JR <text:s text:c="5"/>NZ,LP_PSC6 <text:s text:c="3"/>; not yet zero, continue the cycle</text:p>
      <text:p text:style-name="Standard"><text:s text:c="9"/><text:tab/><text:tab/>LD <text:s text:c="5"/>L,C <text:s text:c="10"/>; restore the x-scale value.</text:p>
      <text:p text:style-name="Standard"><text:s text:c="9"/><text:tab/><text:tab/>POP <text:s text:c="4"/>DE <text:s text:c="11"/>; restore the coordinates of the beginning of the line</text:p>
      <text:p text:style-name="Standard"><text:s text:c="9"/><text:tab/><text:tab/>INC <text:s text:c="4"/>D <text:s text:c="12"/>; move to next line on screen</text:p>
      <text:p text:style-name="Standard"><text:s text:c="9"/><text:tab/><text:tab/>DEC <text:s text:c="4"/>H <text:s text:c="12"/>; decrease the y scale counter</text:p>
      <text:p text:style-name="Standard"><text:s text:c="9"/><text:tab/><text:tab/>JR <text:s text:c="5"/>NZ,LP_PSC5 <text:s text:c="3"/>; and spin until it reaches 0</text:p>
      <text:p text:style-name="Standard"><text:s text:c="9"/><text:tab/><text:tab/>LD <text:s text:c="5"/>H,B <text:s text:c="10"/>; restore the y-scale value</text:p>
      <text:p text:style-name="Standard"><text:s text:c="9"/><text:tab/><text:tab/>POP <text:s text:c="4"/>DE <text:s text:c="11"/>; restore the coordinates of the point's origin</text:p>
      <text:p text:style-name="Standard"><text:s text:c="9"/><text:tab/><text:tab/>LD <text:s text:c="5"/>A,E <text:s text:c="10"/>; go to the beginning of the next</text:p>
      <text:p text:style-name="Standard"><text:s text:c="9"/><text:tab/><text:tab/>ADD <text:s text:c="4"/>A,L <text:s text:c="10"/>; rectangle representing</text:p>
      <text:p text:style-name="Standard"><text:s text:c="9"/><text:tab/><text:tab/>LD <text:s text:c="5"/>E,A <text:s text:c="10"/>; one image point (right)</text:p>
      <text:p text:style-name="Standard"><text:soft-page-break/><text:s text:c="9"/><text:tab/><text:tab/>POP <text:s text:c="4"/>BC <text:s text:c="11"/>; restore byte dx and counter</text:p>
      <text:p text:style-name="Standard"><text:s text:c="9"/><text:tab/><text:tab/>DEC <text:s text:c="4"/>C <text:s text:c="12"/>; decrement the bit counter in byte B</text:p>
      <text:p text:style-name="Standard"><text:s text:c="9"/><text:tab/><text:tab/>JR <text:s text:c="5"/>NZ,GO_PSC7 <text:s text:c="3"/>; if there are still bits, then go</text:p>
      <text:p text:style-name="Standard"><text:s text:c="9"/><text:tab/><text:tab/>DEC <text:s text:c="4"/>SP <text:s text:c="11"/>; otherwise, read from the stack</text:p>
      <text:p text:style-name="Standard"><text:s text:c="9"/><text:tab/><text:tab/>POP <text:s text:c="4"/>BC <text:s text:c="11"/>; next data byte to register B</text:p>
      <text:p text:style-name="Standard"><text:s text:c="9"/><text:tab/><text:tab/>LD <text:s text:c="5"/>C,#08 <text:s text:c="8"/>; set the bit counter</text:p>
      <text:p text:style-name="Standard">GO_PSC7: <text:tab/>EXX <text:s text:c="18"/>; jump to alternate registers</text:p>
      <text:p text:style-name="Standard"><text:s text:c="9"/><text:tab/><text:tab/>DEC <text:s text:c="4"/>E <text:s text:c="12"/>; decrease the counter of dots in a line</text:p>
      <text:p text:style-name="Standard"><text:s text:c="9"/><text:tab/><text:tab/>JR <text:s text:c="5"/>NZ,LP_PSC4 <text:s text:c="3"/>; if there are still points, then we spin</text:p>
      <text:p text:style-name="Standard"><text:s text:c="9"/><text:tab/><text:tab/>EXX <text:s text:c="18"/>; back to basics set of registers</text:p>
      <text:p text:style-name="Standard"><text:s text:c="9"/><text:tab/><text:tab/>EX AF,AF <text:s text:c="13"/>; restore from alternative</text:p>
      <text:p text:style-name="Standard"><text:s text:c="9"/><text:tab/><text:tab/>LD <text:s text:c="5"/>E,A <text:s text:c="10"/>; registers x-coordinate of the stitch</text:p>
      <text:p text:style-name="Standard"><text:s text:c="9"/><text:tab/><text:tab/>LD <text:s text:c="5"/>A,D <text:s text:c="10"/>; go to the beginning of the next straight line</text:p>
      <text:p text:style-name="Standard"><text:s text:c="9"/><text:tab/><text:tab/>ADD <text:s text:c="4"/>A,H <text:s text:c="10"/>; square representing one</text:p>
      <text:p text:style-name="Standard"><text:s text:c="9"/><text:tab/><text:tab/>LD <text:s text:c="5"/>D,A <text:s text:c="10"/>; image point (down)</text:p>
      <text:p text:style-name="Standard"><text:s text:c="9"/><text:tab/><text:tab/>EXX <text:s text:c="18"/>; jump to alternate registers</text:p>
      <text:p text:style-name="Standard"><text:s text:c="9"/><text:tab/><text:tab/>DEC <text:s text:c="4"/>B <text:s text:c="12"/>; decrement the sprite line counter</text:p>
      <text:p text:style-name="Standard"><text:s text:c="9"/><text:tab/><text:tab/>EXX <text:s text:c="18"/>; back to basics set of registers</text:p>
      <text:p text:style-name="Standard"><text:s text:c="9"/><text:tab/><text:tab/>JR <text:s text:c="5"/>NZ,LP_PSC3 <text:s text:c="3"/>; cycle if the lines are not over</text:p>
      <text:p text:style-name="Standard"><text:s text:c="9"/><text:tab/><text:tab/>RET <text:s text:c="18"/>; exit procedure</text:p>
      <text:p text:style-name="Standard"/>
      <text:p text:style-name="Standard"/>
      <text:p text:style-name="Standard"/>
      <text:p text:style-name="Standard"/>
      <text:p text:style-name="P9"><text:span text:style-name="T1">original article : </text:span><text:a xlink:type="simple" xlink:href="https://zxpress.ru/article.php?id=5429" text:style-name="Internet_20_link" text:visited-style-name="Visited_20_Internet_20_Link">https://zxpress.ru/article.php?id=5429</text:a> </text:p>
      <text:p text:style-name="Standard"/>
      <text:p text:style-name="P10">Code optimized from the book</text:p>
      <text:p text:style-name="P10">40 Best Machine Code Routines for the ZX Spectrum by John Hardman and Andrew Hewson</text:p>
      <text:p text:style-name="Standard"/>
      <text:p text:style-name="Standard"><text:a xlink:type="simple" xlink:href="https://ia800604.us.archive.org/view_archive.php?archive=/1/items/World_of_Spectrum_June_2017_Mirror/World%20of%20Spectrum%20June%202017%20Mirror.zip&amp;file=World%20of%20Spectrum%20June%202017%20Mirror/sinclair/books/123/40BestMachineCodeRoutinesForTheZXSpectrum.pdf" text:style-name="Internet_20_link" text:visited-style-name="Visited_20_Internet_20_Link">https://ia800604.us.archive.org/view_archive.php?archive=/1/items/World_of_Spectrum_June_2017_Mirror/World%20of%20Spectrum%20June%202017%20Mirror.zip&amp;file=World%20of%20Spectrum%20June%202017%20Mirror/sinclair/books/123/40BestMachineCodeRoutinesForTheZXSpectrum.pdf</text:a></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Georgia" svg:font-family="Georgia"/>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svg:font-family="Time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30d2b7"/>
    </style:style>
    <style:style style:name="MT2" style:family="text">
      <style:text-properties officeooo:rsid="003c31c9"/>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7</text:page-number><text:s/>/ <text:span text:style-name="MT1">2</text:span><text:span text:style-name="MT2">4</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10T18:00:18.830000000</meta:creation-date>
    <dc:date>2023-09-17T22:36:52.638000000</dc:date>
    <meta:editing-duration>P3DT3H56M5S</meta:editing-duration>
    <meta:editing-cycles>48</meta:editing-cycles>
    <meta:generator>LibreOffice/7.4.6.2$Windows_X86_64 LibreOffice_project/5b1f5509c2decdade7fda905e3e1429a67acd63d</meta:generator>
    <meta:document-statistic meta:table-count="1" meta:image-count="0" meta:object-count="0" meta:page-count="24" meta:paragraph-count="775" meta:word-count="7431" meta:character-count="53666" meta:non-whitespace-character-count="33795"/>
  </office:meta>
</office:document-meta>
</file>